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, 'Arial Unicode MS'" style:font-family-generic="roma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cm" fo:margin-right="0.635cm" fo:text-indent="0.635cm" style:auto-text-indent="false"/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ex_5f_gloss">
      <style:text-properties fo:font-variant="small-caps" style:font-name="Cambria"/>
    </style:style>
    <style:style style:name="P4" style:family="paragraph" style:parent-style-name="ex_5f_gloss">
      <style:paragraph-properties fo:margin-left="0cm" fo:margin-right="0cm" fo:text-indent="0cm" style:auto-text-indent="false"/>
      <style:text-properties style:font-name="Cambria" style:font-name-asian="MS Mincho"/>
    </style:style>
    <style:style style:name="P5" style:family="paragraph" style:parent-style-name="ex_5f_gloss">
      <style:text-properties style:font-name="Cambria" style:font-name-asian="MS Mincho"/>
    </style:style>
    <style:style style:name="P6" style:family="paragraph" style:parent-style-name="ex_5f_translation">
      <style:text-properties style:font-name="Cambria" style:font-name-asian="MS Mincho"/>
    </style:style>
    <style:style style:name="P7" style:family="paragraph" style:parent-style-name="Standard">
      <style:text-properties style:font-name="Cambria" style:font-name-asian="MS Mincho"/>
    </style:style>
    <style:style style:name="P8" style:family="paragraph" style:parent-style-name="Text_20_body">
      <style:text-properties style:font-name="Cambria" style:font-name-asian="MS Mincho"/>
    </style:style>
    <style:style style:name="P9" style:family="paragraph" style:parent-style-name="ex_5f_translation">
      <style:text-properties style:font-name="Cambria" officeooo:paragraph-rsid="09f8d3bc" style:font-name-asian="MS Mincho"/>
    </style:style>
    <style:style style:name="P10" style:family="paragraph" style:parent-style-name="paragraph_5f_w_5f_tab">
      <style:text-properties style:font-name="Cambria" officeooo:paragraph-rsid="0ea5bb12" style:font-name-asian="MS Mincho"/>
    </style:style>
    <style:style style:name="P11" style:family="paragraph" style:parent-style-name="ex_5f_gloss">
      <style:text-properties style:font-name="Cambria" style:language-asian="none" style:country-asian="none"/>
    </style:style>
    <style:style style:name="P12" style:family="paragraph" style:parent-style-name="ex_5f_b">
      <style:text-properties style:font-name="Cambria" style:language-asian="none" style:country-asian="none"/>
    </style:style>
    <style:style style:name="P13" style:family="paragraph" style:parent-style-name="ex_5f_gloss">
      <style:text-properties style:font-name="Cambria"/>
    </style:style>
    <style:style style:name="P14" style:family="paragraph" style:parent-style-name="ex_5f_gloss">
      <style:text-properties style:font-name="Cambria" fo:font-size="10pt"/>
    </style:style>
    <style:style style:name="P15" style:family="paragraph" style:parent-style-name="ex_5f_translation">
      <style:text-properties style:font-name="Cambria" fo:font-size="11pt"/>
    </style:style>
    <style:style style:name="P16" style:family="paragraph" style:parent-style-name="ex_5f_translation">
      <style:text-properties style:font-name="Cambria"/>
    </style:style>
    <style:style style:name="P17" style:family="paragraph" style:parent-style-name="ex_5f_b">
      <style:text-properties style:font-name="Cambria"/>
    </style:style>
    <style:style style:name="P18" style:family="paragraph" style:parent-style-name="paragraph_5f_w_5f_lead">
      <style:text-properties style:font-name="Cambria"/>
    </style:style>
    <style:style style:name="P19" style:family="paragraph" style:parent-style-name="Standard">
      <style:text-properties style:font-name="Cambria"/>
    </style:style>
    <style:style style:name="P20" style:family="paragraph" style:parent-style-name="Text_20_body">
      <style:text-properties style:font-name="Cambria"/>
    </style:style>
    <style:style style:name="P21" style:family="paragraph" style:parent-style-name="paragraph_5f_w_5f_tab">
      <style:text-properties style:font-name="Cambria"/>
    </style:style>
    <style:style style:name="P22" style:family="paragraph" style:parent-style-name="ex_5f_translation">
      <style:text-properties style:font-name="Cambria" officeooo:paragraph-rsid="054a50e7"/>
    </style:style>
    <style:style style:name="P23" style:family="paragraph" style:parent-style-name="ex_5f_translation">
      <style:text-properties style:font-name="Cambria" officeooo:paragraph-rsid="055fe2dc"/>
    </style:style>
    <style:style style:name="P24" style:family="paragraph" style:parent-style-name="ex_5f_gloss">
      <style:text-properties style:font-name="Cambria" officeooo:paragraph-rsid="0c670641"/>
    </style:style>
    <style:style style:name="P25" style:family="paragraph" style:parent-style-name="ex_5f_gloss">
      <style:text-properties style:font-name="Cambria" officeooo:paragraph-rsid="0134f513"/>
    </style:style>
    <style:style style:name="P26" style:family="paragraph" style:parent-style-name="ex_5f_translation">
      <style:paragraph-properties fo:margin-left="0cm" fo:margin-right="0cm" fo:text-indent="0cm" style:auto-text-indent="false"/>
      <style:text-properties style:font-name="Cambria" officeooo:paragraph-rsid="10540f11"/>
    </style:style>
    <style:style style:name="P27" style:family="paragraph" style:parent-style-name="paragraph_5f_w_5f_lead">
      <style:text-properties style:font-name="Cambria" officeooo:rsid="0f89f90d" officeooo:paragraph-rsid="0f89f90d"/>
    </style:style>
    <style:style style:name="P28" style:family="paragraph" style:parent-style-name="paragraph_5f_w_5f_lead">
      <style:text-properties style:font-name="Cambria" officeooo:paragraph-rsid="0ea44985"/>
    </style:style>
    <style:style style:name="P29" style:family="paragraph" style:parent-style-name="ex_5f_b">
      <style:text-properties officeooo:paragraph-rsid="055ee398"/>
    </style:style>
    <style:style style:name="P30" style:family="paragraph" style:parent-style-name="paragraph_5f_w_5f_lead">
      <style:text-properties officeooo:paragraph-rsid="0900f5fd"/>
    </style:style>
    <style:style style:name="P31" style:family="paragraph" style:parent-style-name="paragraph_5f_w_5f_lead">
      <style:text-properties officeooo:paragraph-rsid="0f8df04a"/>
    </style:style>
    <style:style style:name="P32" style:family="paragraph" style:parent-style-name="Footnote">
      <style:text-properties officeooo:paragraph-rsid="073a9b92"/>
    </style:style>
    <style:style style:name="P33" style:family="paragraph" style:parent-style-name="paragraph_5f_w_5f_lead">
      <style:text-properties officeooo:paragraph-rsid="0ed065e8"/>
    </style:style>
    <style:style style:name="P34" style:family="paragraph" style:parent-style-name="paragraph_5f_w_5f_lead">
      <style:text-properties officeooo:paragraph-rsid="1006c9b5"/>
    </style:style>
    <style:style style:name="P35" style:family="paragraph" style:parent-style-name="paragraph_5f_w_5f_lead">
      <style:text-properties officeooo:paragraph-rsid="055fc3df"/>
    </style:style>
    <style:style style:name="P36" style:family="paragraph" style:parent-style-name="Text_20_body">
      <style:text-properties officeooo:paragraph-rsid="09096f50"/>
    </style:style>
    <style:style style:name="P37" style:family="paragraph" style:parent-style-name="Text_20_body">
      <style:text-properties officeooo:paragraph-rsid="0907e964"/>
    </style:style>
    <style:style style:name="P38" style:family="paragraph" style:parent-style-name="ex_5f_gloss">
      <style:text-properties officeooo:paragraph-rsid="0c599dd0"/>
    </style:style>
    <style:style style:name="P39" style:family="paragraph" style:parent-style-name="ex_5f_gloss">
      <style:text-properties officeooo:rsid="0f882552" officeooo:paragraph-rsid="0f882552"/>
    </style:style>
    <style:style style:name="P40" style:family="paragraph" style:parent-style-name="ex_5f_translation">
      <style:text-properties officeooo:rsid="0f882552" officeooo:paragraph-rsid="0f882552"/>
    </style:style>
    <style:style style:name="P41" style:family="paragraph" style:parent-style-name="ex_5f_translation">
      <style:text-properties officeooo:rsid="0bf76e88" officeooo:paragraph-rsid="0c599dd0"/>
    </style:style>
    <style:style style:name="P42" style:family="paragraph" style:parent-style-name="ex_5f_translation">
      <style:text-properties officeooo:paragraph-rsid="0c670641"/>
    </style:style>
    <style:style style:name="P43" style:family="paragraph" style:parent-style-name="paragraph_5f_w_5f_lead">
      <style:text-properties style:use-window-font-color="true" loext:opacity="0%" style:font-name="Cambria" fo:font-size="12pt" officeooo:rsid="0c670641" officeooo:paragraph-rsid="0c599dd0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P44" style:family="paragraph" style:parent-style-name="paragraph_5f_w_5f_lead" style:master-page-name="First_20_Page">
      <style:paragraph-properties style:page-number="auto"/>
    </style:style>
    <style:style style:name="P45" style:family="paragraph" style:parent-style-name="ex_5f_gloss">
      <style:paragraph-properties fo:margin-left="0cm" fo:margin-right="0cm" fo:text-indent="0cm" style:auto-text-indent="false"/>
    </style:style>
    <style:style style:name="P46" style:family="paragraph" style:parent-style-name="ex_5f_gloss">
      <style:text-properties style:font-name="Cambria"/>
    </style:style>
    <style:style style:name="P47" style:family="paragraph" style:parent-style-name="ex_5f_translation">
      <style:text-properties style:font-name="Cambria" style:font-name-asian="MS Mincho"/>
    </style:style>
    <style:style style:name="P48" style:family="paragraph" style:parent-style-name="ex_5f_translation">
      <style:text-properties style:font-name="Cambria" style:language-asian="zxx" style:country-asian="none" style:language-complex="zxx" style:country-complex="none"/>
    </style:style>
    <style:style style:name="P49" style:family="paragraph" style:parent-style-name="Heading_20_3">
      <style:text-properties style:font-name="Cambria"/>
    </style:style>
    <style:style style:name="P50" style:family="paragraph" style:parent-style-name="Heading_20_4">
      <style:text-properties style:font-name="Cambria"/>
    </style:style>
    <style:style style:name="P51" style:family="paragraph" style:parent-style-name="Heading_20_4">
      <style:text-properties style:font-name="Cambria" style:font-name-asian="MS Mincho"/>
    </style:style>
    <style:style style:name="P52" style:family="paragraph" style:parent-style-name="Heading_20_5">
      <style:text-properties style:font-name="Cambria"/>
    </style:style>
    <style:style style:name="P53" style:family="paragraph" style:parent-style-name="Heading_20_6">
      <style:text-properties style:use-window-font-color="true" loext:opacity="0%" style:font-name="Cambria" fo:font-size="12pt" fo:font-weight="normal" officeooo:rsid="0ea9fcc8" officeooo:paragraph-rsid="0ea9fcc8" style:letter-kerning="true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54" style:family="paragraph" style:parent-style-name="Heading_20_6">
      <style:text-properties style:font-name="Cambria"/>
    </style:style>
    <style:style style:name="P55" style:family="paragraph" style:parent-style-name="Text_20_body" style:list-style-name="Numbering_20_abc">
      <style:text-properties officeooo:paragraph-rsid="09096f50"/>
    </style:style>
    <style:style style:name="P56" style:family="paragraph" style:parent-style-name="caption_5f_diagram" style:list-style-name="diagram_5f_nr">
      <style:text-properties style:font-name="Cambria"/>
    </style:style>
    <style:style style:name="P57" style:family="paragraph" style:parent-style-name="caption_5f_diagram" style:list-style-name="diagram_5f_nr">
      <style:text-properties style:use-window-font-color="true" loext:opacity="0%" style:font-name="Cambria" fo:font-size="11pt" fo:font-style="italic" officeooo:rsid="0ea5bb12" officeooo:paragraph-rsid="0ea5bb12" style:font-name-asian="Times New Roman" style:font-size-asian="11pt" style:language-asian="none" style:country-asian="none" style:font-style-asian="italic" style:font-name-complex="Cambria" style:font-size-complex="11pt" style:language-complex="ar" style:country-complex="SA" style:font-style-complex="italic"/>
    </style:style>
    <style:style style:name="P58" style:family="paragraph" style:parent-style-name="caption_5f_table" style:list-style-name="table_5f_nr">
      <style:text-properties style:font-name="Cambria"/>
    </style:style>
    <style:style style:name="P59" style:family="paragraph" style:parent-style-name="ex_5f_a" style:list-style-name="ex_5f_nr"/>
    <style:style style:name="P60" style:family="paragraph" style:parent-style-name="ex_5f_a" style:list-style-name="ex_5f_nr">
      <style:text-properties officeooo:paragraph-rsid="0c599dd0"/>
    </style:style>
    <style:style style:name="P61" style:family="paragraph" style:parent-style-name="ex_5f_a" style:list-style-name="ex_5f_nr">
      <style:text-properties style:font-name="Cambria" style:language-asian="zxx" style:country-asian="none" style:language-complex="zxx" style:country-complex="none"/>
    </style:style>
    <style:style style:name="P62" style:family="paragraph" style:parent-style-name="ex_5f_a">
      <style:text-properties style:font-name="Cambria"/>
    </style:style>
    <style:style style:name="P63" style:family="paragraph" style:parent-style-name="ex_5f_a" style:list-style-name="ex_5f_nr" style:master-page-name="">
      <style:paragraph-properties fo:orphans="0" fo:widows="0" style:page-number="auto"/>
      <style:text-properties officeooo:paragraph-rsid="055ee398"/>
    </style:style>
    <style:style style:name="P64" style:family="paragraph" style:parent-style-name="list_5f_item_5f_w_5f_letter" style:list-style-name="Numbering_20_abc">
      <style:text-properties officeooo:paragraph-rsid="0905edfd"/>
    </style:style>
    <style:style style:name="P65" style:family="paragraph" style:parent-style-name="list_5f_item_5f_w_5f_letter" style:list-style-name="Numbering_20_abc">
      <style:text-properties officeooo:paragraph-rsid="0a951e48"/>
    </style:style>
    <style:style style:name="P66" style:family="paragraph" style:parent-style-name="list_5f_item_5f_w_5f_letter" style:list-style-name="Numbering_20_abc">
      <style:text-properties style:font-name="Cambria" officeooo:rsid="0ae35915" officeooo:paragraph-rsid="0beb9bd5"/>
    </style:style>
    <style:style style:name="P67" style:family="paragraph" style:parent-style-name="list_5f_item_5f_w_5f_number">
      <style:paragraph-properties fo:margin-left="0cm" fo:margin-right="0cm" fo:text-indent="0cm" style:auto-text-indent="false"/>
      <style:text-properties style:font-name="Cambria" officeooo:rsid="0905edfd"/>
    </style:style>
    <style:style style:name="P68" style:family="paragraph" style:parent-style-name="list_5f_item_5f_w_5f_number">
      <style:text-properties style:font-name="Cambria" officeooo:paragraph-rsid="0905edfd"/>
    </style:style>
    <style:style style:name="T1" style:family="text">
      <style:text-properties fo:font-style="normal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small-caps"/>
    </style:style>
    <style:style style:name="T4" style:family="text">
      <style:text-properties fo:font-variant="small-caps" style:font-name-asian="MS Mincho"/>
    </style:style>
    <style:style style:name="T5" style:family="text">
      <style:text-properties fo:font-variant="small-caps" style:language-asian="none" style:country-asian="none"/>
    </style:style>
    <style:style style:name="T6" style:family="text">
      <style:text-properties fo:font-variant="small-caps" style:use-window-font-color="true" loext:opacity="0%"/>
    </style:style>
    <style:style style:name="T7" style:family="text">
      <style:text-properties fo:font-variant="small-caps" style:use-window-font-color="true" loext:opacity="0%" style:font-name="Cambria"/>
    </style:style>
    <style:style style:name="T8" style:family="text">
      <style:text-properties fo:font-variant="small-caps" style:font-name="Cambria"/>
    </style:style>
    <style:style style:name="T9" style:family="text">
      <style:text-properties fo:font-variant="small-caps" style:font-name="Cambria" style:font-name-asian="MS Mincho"/>
    </style:style>
    <style:style style:name="T10" style:family="text">
      <style:text-properties fo:font-variant="small-caps" style:font-name="Cambria" officeooo:rsid="0341e255"/>
    </style:style>
    <style:style style:name="T11" style:family="text">
      <style:text-properties fo:font-variant="small-caps" officeooo:rsid="0bf76e88"/>
    </style:style>
    <style:style style:name="T12" style:family="text">
      <style:text-properties fo:font-size="12pt" officeooo:rsid="092150a2" style:font-name-asian="Times New Roman" style:font-size-complex="12pt" style:language-complex="ar" style:country-complex="SA"/>
    </style:style>
    <style:style style:name="T13" style:family="text">
      <style:text-properties style:font-name-asian="MS Mincho"/>
    </style:style>
    <style:style style:name="T14" style:family="text">
      <style:text-properties style:font-name="Cambria"/>
    </style:style>
    <style:style style:name="T15" style:family="text">
      <style:text-properties style:font-name="Cambria" style:font-name-asian="MS Mincho"/>
    </style:style>
    <style:style style:name="T16" style:family="text">
      <style:text-properties style:font-name="Cambria" style:font-name-asian="MS Mincho" style:language-asian="none" style:country-asian="none"/>
    </style:style>
    <style:style style:name="T17" style:family="text">
      <style:text-properties style:font-name="Cambria" officeooo:rsid="05529382" style:font-name-asian="MS Mincho"/>
    </style:style>
    <style:style style:name="T18" style:family="text">
      <style:text-properties style:font-name="Cambria" officeooo:rsid="0343dbae" style:font-name-asian="MS Mincho"/>
    </style:style>
    <style:style style:name="T19" style:family="text">
      <style:text-properties style:font-name="Cambria" officeooo:rsid="0341e255" style:font-name-asian="MS Mincho"/>
    </style:style>
    <style:style style:name="T20" style:family="text">
      <style:text-properties style:font-name="Cambria" fo:font-size="11pt"/>
    </style:style>
    <style:style style:name="T21" style:family="text">
      <style:text-properties style:font-name="Cambria" fo:font-size="11pt" style:language-asian="zxx" style:country-asian="none" style:language-complex="zxx" style:country-complex="none"/>
    </style:style>
    <style:style style:name="T22" style:family="text">
      <style:text-properties style:font-name="Cambria" fo:font-size="11pt" style:language-asian="zxx" style:country-asian="none" style:font-name-complex="Tahoma" style:language-complex="zxx" style:country-complex="none"/>
    </style:style>
    <style:style style:name="T23" style:family="text">
      <style:text-properties style:font-name="Cambria" fo:font-size="11pt" style:font-name-complex="Tahoma"/>
    </style:style>
    <style:style style:name="T24" style:family="text">
      <style:text-properties style:font-name="Cambria" fo:font-size="11pt" officeooo:rsid="055d5584"/>
    </style:style>
    <style:style style:name="T25" style:family="text">
      <style:text-properties style:font-name="Cambria" style:language-asian="none" style:country-asian="none"/>
    </style:style>
    <style:style style:name="T26" style:family="text">
      <style:text-properties style:font-name="Cambria" fo:font-style="italic" style:font-style-asian="italic" style:font-style-complex="italic"/>
    </style:style>
    <style:style style:name="T27" style:family="text">
      <style:text-properties style:font-name="Cambria" fo:font-style="italic" officeooo:rsid="0bb1433d" style:font-style-asian="italic" style:font-style-complex="italic"/>
    </style:style>
    <style:style style:name="T28" style:family="text">
      <style:text-properties style:font-name="Cambria" style:language-asian="es" style:country-asian="ES" style:font-name-complex="Cambria"/>
    </style:style>
    <style:style style:name="T29" style:family="text">
      <style:text-properties style:font-name="Cambria" style:language-asian="zxx" style:country-asian="none" style:language-complex="zxx" style:country-complex="none"/>
    </style:style>
    <style:style style:name="T30" style:family="text">
      <style:text-properties style:font-name="Cambria" style:language-asian="zxx" style:country-asian="none" style:font-name-complex="Times New Roman" style:language-complex="zxx" style:country-complex="none"/>
    </style:style>
    <style:style style:name="T31" style:family="text">
      <style:text-properties style:font-name="Cambria" officeooo:rsid="0341e255" style:language-complex="zxx" style:country-complex="none"/>
    </style:style>
    <style:style style:name="T32" style:family="text">
      <style:text-properties style:font-name="Cambria" style:font-name-complex="Times New Roman"/>
    </style:style>
    <style:style style:name="T33" style:family="text">
      <style:text-properties style:font-name="Cambria" officeooo:rsid="0545fc6a"/>
    </style:style>
    <style:style style:name="T34" style:family="text">
      <style:text-properties style:font-name="Cambria" officeooo:rsid="054d011e"/>
    </style:style>
    <style:style style:name="T35" style:family="text">
      <style:text-properties style:font-name="Cambria" officeooo:rsid="0341e255"/>
    </style:style>
    <style:style style:name="T36" style:family="text">
      <style:text-properties style:font-name="Cambria" officeooo:rsid="07f09169"/>
    </style:style>
    <style:style style:name="T37" style:family="text">
      <style:text-properties style:font-name="Cambria" officeooo:rsid="09f8d3bc"/>
    </style:style>
    <style:style style:name="T38" style:family="text">
      <style:text-properties style:font-name="Cambria" officeooo:rsid="0a144677"/>
    </style:style>
    <style:style style:name="T39" style:family="text">
      <style:text-properties style:font-name="Cambria" officeooo:rsid="0a951e48"/>
    </style:style>
    <style:style style:name="T40" style:family="text">
      <style:text-properties style:font-name="Cambria" officeooo:rsid="0c669b5b"/>
    </style:style>
    <style:style style:name="T41" style:family="text">
      <style:text-properties style:font-name="Cambria" officeooo:rsid="0e94708b"/>
    </style:style>
    <style:style style:name="T42" style:family="text">
      <style:text-properties style:font-name="Cambria" officeooo:rsid="0bf76e88"/>
    </style:style>
    <style:style style:name="T43" style:family="text">
      <style:text-properties style:font-name="Cambria" officeooo:rsid="0c670641"/>
    </style:style>
    <style:style style:name="T44" style:family="text">
      <style:text-properties style:font-name="Cambria" officeooo:rsid="0ed065e8"/>
    </style:style>
    <style:style style:name="T45" style:family="text">
      <style:text-properties style:font-name="Cambria" officeooo:rsid="1006c9b5"/>
    </style:style>
    <style:style style:name="T46" style:family="text">
      <style:text-properties style:font-name="Cambria" officeooo:rsid="06c519e9"/>
    </style:style>
    <style:style style:name="T47" style:family="text">
      <style:text-properties style:font-name="Tahoma" style:font-name-complex="Tahoma"/>
    </style:style>
    <style:style style:name="T48" style:family="text">
      <style:text-properties officeooo:rsid="009d9d60"/>
    </style:style>
    <style:style style:name="T49" style:family="text">
      <style:text-properties style:use-window-font-color="true" loext:opacity="0%" style:font-name="Cambria" fo:font-size="12pt" officeooo:rsid="08e190c5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0" style:family="text">
      <style:text-properties style:use-window-font-color="true" loext:opacity="0%" style:font-name="Cambria" fo:font-size="12pt" officeooo:rsid="0ecefd9d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1" style:family="text">
      <style:text-properties style:use-window-font-color="true" loext:opacity="0%" style:font-name="Cambria" fo:font-size="12pt" officeooo:rsid="1006c9b5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2" style:family="text">
      <style:text-properties style:use-window-font-color="true" loext:opacity="0%" style:font-name="Cambria" fo:font-size="12pt" officeooo:rsid="091ac34a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3" style:family="text">
      <style:text-properties style:use-window-font-color="true" loext:opacity="0%" style:font-name="Cambria" fo:font-size="12pt" officeooo:rsid="092150a2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T54" style:family="text">
      <style:text-properties style:use-window-font-color="true" loext:opacity="0%" style:font-name="Cambria" fo:font-size="12pt" fo:font-weight="bold" officeooo:rsid="091ac34a" style:font-name-asian="Times New Roman" style:font-size-asian="12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55" style:family="text">
      <style:text-properties style:use-window-font-color="true" loext:opacity="0%" style:font-name="Cambria" fo:font-size="11pt" officeooo:rsid="0bf76e88" style:font-name-asian="Times New Roman" style:font-size-asian="11pt" style:language-asian="none" style:country-asian="none" style:font-name-complex="Times New Roman" style:font-size-complex="11pt" style:language-complex="ar" style:country-complex="SA"/>
    </style:style>
    <style:style style:name="T56" style:family="text">
      <style:text-properties officeooo:rsid="0134f513"/>
    </style:style>
    <style:style style:name="T57" style:family="text">
      <style:text-properties officeooo:rsid="01a5e2e5"/>
    </style:style>
    <style:style style:name="T58" style:family="text">
      <style:text-properties officeooo:rsid="0220d685"/>
    </style:style>
    <style:style style:name="T59" style:family="text">
      <style:text-properties style:language-asian="none" style:country-asian="none"/>
    </style:style>
    <style:style style:name="T60" style:family="text">
      <style:text-properties officeooo:rsid="054c089a"/>
    </style:style>
    <style:style style:name="T61" style:family="text">
      <style:text-properties officeooo:rsid="05529382"/>
    </style:style>
    <style:style style:name="T62" style:family="text">
      <style:text-properties officeooo:rsid="055309e2"/>
    </style:style>
    <style:style style:name="T63" style:family="text">
      <style:text-properties officeooo:rsid="055fe2dc"/>
    </style:style>
    <style:style style:name="T64" style:family="text">
      <style:text-properties officeooo:rsid="0f8df04a" style:language-complex="zxx" style:country-complex="none"/>
    </style:style>
    <style:style style:name="T65" style:family="text">
      <style:text-properties officeooo:rsid="0846f169"/>
    </style:style>
    <style:style style:name="T66" style:family="text">
      <style:text-properties officeooo:rsid="08bd97db"/>
    </style:style>
    <style:style style:name="T67" style:family="text">
      <style:text-properties fo:color="#008000" loext:opacity="100%" style:font-name="Cambria" fo:font-size="11pt" fo:language="zxx" fo:country="none" officeooo:rsid="10c174e5" style:font-name-asian="Arial Unicode MS" style:font-size-asian="12pt" style:language-asian="zxx" style:country-asian="none" style:font-name-complex="Times New Roman" style:font-size-complex="12pt" style:language-complex="zxx" style:country-complex="none"/>
    </style:style>
    <style:style style:name="T68" style:family="text">
      <style:text-properties fo:color="#008000" loext:opacity="100%" style:font-name="Cambria" fo:font-size="11pt" fo:language="zxx" fo:country="none" officeooo:rsid="10c174e5" style:font-name-asian="Arial Unicode MS" style:font-size-asian="12pt" style:language-asian="none" style:country-asian="none" style:font-name-complex="Times New Roman" style:font-size-complex="12pt" style:language-complex="ar" style:country-complex="SA"/>
    </style:style>
    <style:style style:name="T69" style:family="text">
      <style:text-properties fo:color="#008000" loext:opacity="100%" style:font-name="Cambria" fo:font-size="11pt" fo:language="zxx" fo:country="none" officeooo:rsid="10c174e5" style:font-name-asian="Arial Unicode MS" style:font-size-asian="11pt" style:language-asian="none" style:country-asian="none" style:font-name-complex="Cambria" style:font-size-complex="11pt" style:language-complex="zxx" style:country-complex="none"/>
    </style:style>
    <style:style style:name="T70" style:family="text">
      <style:text-properties fo:color="#008000" loext:opacity="100%" style:font-name="Cambria" fo:font-size="11pt" fo:language="zxx" fo:country="none" officeooo:rsid="10c174e5" style:font-name-asian="Arial Unicode MS" style:font-size-asian="11pt" style:language-asian="none" style:country-asian="none" style:font-name-complex="Cambria" style:font-size-complex="11pt" style:language-complex="ar" style:country-complex="SA"/>
    </style:style>
    <style:style style:name="T71" style:family="text">
      <style:text-properties officeooo:rsid="09205aca"/>
    </style:style>
    <style:style style:name="T72" style:family="text">
      <style:text-properties officeooo:rsid="0bf76e88"/>
    </style:style>
    <style:style style:name="T73" style:family="text">
      <style:text-properties officeooo:rsid="0c599dd0"/>
    </style:style>
    <style:style style:name="T74" style:family="text">
      <style:text-properties officeooo:rsid="0f8df04a"/>
    </style:style>
    <style:style style:name="T75" style:family="text">
      <style:text-properties officeooo:rsid="0f8e6f0e"/>
    </style:style>
    <style:style style:name="T76" style:family="text">
      <style:text-properties officeooo:rsid="0f9f23e5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transparent" draw:fill="none" draw:fill-color="#ff6d6d" draw:opacity="0%" style:writing-mode="lr-tb" draw:wrap-influence-on-position="once-successive" loext:allow-overlap="true"/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4">-aeieeieoi</text:span><text:span text:style-name="cabecar_5f_orth"><text:span text:style-name="T25">u̱é̱=é̱</text:span></text:span><text:span text:style-name="T14">/</text:span><text:span text:style-name="cabecar_5f_orth"><text:span text:style-name="T25">u̱é̱=é̱</text:span></text:span><text:span text:style-name="T14">.</text:span><text:span text:style-name="T14"><text:bookmark-ref text:reference-format="number" text:ref-name="_Ref393097201">E1</text:bookmark-ref></text:span><text:span text:style-name="T14">iaeeae.</text:span></text:p>
      <text:list xml:id="list3397827127" text:style-name="ex_5f_nr">
        <text:list-item>
          <text:p text:style-name="P59"><text:bookmark-start text:name="_Ref393097201"/><text:span text:style-name="cabecar_5f_orth"><text:span text:style-name="T29">i<text:tab/></text:span></text:span><text:bookmark-end text:name="_Ref393097201"/></text:p>
        </text:list-item>
      </text:list>
      <text:p text:style-name="P19"/>
      <text:list xml:id="list25502940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_RefNumPara__162001_2645926168"/><text:bookmark-start text:name="__RefHeading___Toc523914581"/>oaiaaioa<text:bookmark-end text:name="__RefNumPara__162001_2645926168"/><text:bookmark-end text:name="__RefHeading___Toc523914581"/></text:h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14">iei,ai</text:span><text:span text:style-name="T14"><text:bookmark-ref text:reference-format="number" text:ref-name="_Ref506568287">E2</text:bookmark-ref></text:span><text:span text:style-name="T14">aa.Aeaie,iaeeoiiioeooiiooeaie,ai</text:span><text:span text:style-name="T14"><text:bookmark-ref text:reference-format="number" text:ref-name="_Ref397343250">E3</text:bookmark-ref></text:span><text:span text:style-name="T14">;oeueae</text:span><text:span text:style-name="T37">iue</text:span></text:p>
      <text:list xml:id="list202508776071892" text:continue-list="list3397827127" text:style-name="ex_5f_nr">
        <text:list-item>
          <text:p text:style-name="P61"><text:bookmark-start text:name="_Ref506568287"/>a.<text:tab/>Ié<text:tab/>ä<text:tab/><text:tab/>äíi,<text:tab/>é<text:tab/><text:tab/><text:tab/>e<text:tab/><text:tab/>ö́i<text:tab/>-ë́=i̱=a̱.<text:bookmark-end text:name="_Ref506568287"/></text:p>
        </text:list-item>
      </text:list>
      <text:p text:style-name="P11"><text:tab/>3.<text:tab/><text:span text:style-name="T3">o</text:span><text:tab/>ae<text:tab/><text:span text:style-name="T3">.e</text:span><text:tab/><text:span text:style-name="T3">e</text:span><text:tab/>i<text:tab/><text:tab/>i-<text:span text:style-name="T3">i</text:span>=<text:span text:style-name="T6">o</text:span>=<text:span text:style-name="T3">o</text:span></text:p>
      <text:p text:style-name="P22"><text:tab/>‘eio;eaii.’</text:p>
      <text:p text:style-name="P17">.<text:tab/>Ié<text:tab/>e<text:tab/><text:tab/>ö́i<text:tab/>-ë́<text:span text:style-name="T60">=</text:span>i̱<text:span text:style-name="T60">=</text:span>a̱;<text:tab/><text:tab/><text:tab/>í<text:tab/>e<text:tab/><text:tab/>á̱ä́<text:tab/><text:tab/>á̱<text:tab/><text:tab/><text:tab/><text:tab/><text:tab/>i<text:tab/>i̱a̱.</text:p>
      <text:p text:style-name="P11"><text:tab/>3.<text:tab/><text:span text:style-name="T3">e</text:span><text:tab/>i<text:tab/><text:tab/>i-<text:span text:style-name="T3">i</text:span>=<text:span text:style-name="T6">o</text:span>=<text:span text:style-name="T3">o</text:span><text:tab/>1.<text:tab/><text:span text:style-name="T3">e</text:span><text:tab/>aae<text:tab/>u/ie-<text:tab/>3<text:tab/><text:span text:style-name="T3">a</text:span></text:p>
      <text:p text:style-name="P16"><text:tab/>‘eaiei;Iaeieeiio.’</text:p>
      <text:list xml:id="list202507082966409" text:continue-numbering="true" text:style-name="ex_5f_nr">
        <text:list-item>
          <text:p text:style-name="P59"><text:bookmark-start text:name="_Ref397343250"/><text:span text:style-name="cabecar_5f_orth"><text:span text:style-name="T29">í<text:tab/><text:tab/>é̱-=i̱<text:tab/><text:tab/><text:tab/><text:tab/><text:tab/><text:tab/>uí</text:span></text:span><text:bookmark-end text:name="_Ref397343250"/></text:p>
        </text:list-item>
      </text:list>
      <text:p text:style-name="ex_5f_gloss"><text:span text:style-name="T14">1.<text:tab/><text:tab/>ioo</text:span><text:span text:style-name="T14"><text:bookmark-ref text:reference-format="number" text:ref-name="_Ref397343250">E3</text:bookmark-ref></text:span><text:span text:style-name="T14">a</text:span></text:p>
      <text:p text:style-name="paragraph_5f_w_5f_tab"><text:span text:style-name="T14">e</text:span><text:span text:style-name="T8">uiaie</text:span><text:span text:style-name="T14">ii</text:span><text:span text:style-name="cabecar_5f_orth"><text:span text:style-name="T25">á</text:span></text:span><text:span text:style-name="T14">(o,/</text:span><text:span text:style-name="cabecar_5f_phon"><text:span text:style-name="T25">á</text:span></text:span><text:span text:style-name="T14">/)ieoeieaeoee</text:span><text:span text:style-name="cabecar_5f_orth"><text:span text:style-name="T25">ä</text:span></text:span><text:span text:style-name="T14">‘aeiee,eee,aie’.Ioeaeiuaioiaoaiiioi,aiuae</text:span><text:span text:style-name="T14"><text:bookmark-ref text:reference-format="number" text:ref-name="_Ref458769024">E4</text:bookmark-ref></text:span><text:span text:style-name="T14">.</text:span></text:p>
      <text:list xml:id="list202508834446088" text:continue-numbering="true" text:style-name="ex_5f_nr">
        <text:list-item>
          <text:p text:style-name="P61"><text:bookmark-start text:name="_Ref458769024"/>I<text:tab/>e<text:tab/><text:tab/>i<text:tab/>u̱-á̱=á.<text:bookmark-end text:name="_Ref458769024"/></text:p>
        </text:list-item>
      </text:list>
      <text:p text:style-name="P13">3<text:tab/><text:span text:style-name="T3">e</text:span><text:tab/>3<text:tab/>ee-=</text:p>
      <text:p text:style-name="P16">‘eaaeoeei/eaeoeaiei.’</text:p>
      <text:p text:style-name="paragraph_5f_w_5f_lead"><text:span text:style-name="T14">iiioieiaeiaieioaaeo.</text:span><text:span text:style-name="T14"><text:bookmark-ref text:reference-format="number" text:ref-name="_Ref395360200">E5</text:bookmark-ref></text:span><text:span text:style-name="T14">a</text:span><text:span text:style-name="T14"><text:bookmark-ref text:reference-format="number" text:ref-name="_Ref459899385">E25</text:bookmark-ref></text:span><text:span text:style-name="T14">eaueeaiieoie;</text:span><text:span text:style-name="T14"><text:bookmark-ref text:reference-format="number" text:ref-name="_Ref395255122">E6</text:bookmark-ref></text:span><text:span text:style-name="T14">a</text:span></text:p>
      <text:list xml:id="list202508234703566" text:continue-numbering="true" text:style-name="ex_5f_nr">
        <text:list-item>
          <text:p text:style-name="P61"><text:bookmark-start text:name="_Ref395360200"/>é<text:tab/><text:tab/><text:tab/>aa<text:tab/>i̱a̱<text:tab/><text:tab/>ë́-é̱-<text:tab/><text:tab/><text:tab/>=á=a̱<text:bookmark-end text:name="_Ref395360200"/></text:p>
        </text:list-item>
      </text:list>
      <text:p text:style-name="P5"><text:span text:style-name="T3">.e</text:span><text:tab/><text:tab/>i<text:tab/><text:span text:style-name="T3">a</text:span><text:tab/>a-<text:span text:style-name="T3">.i</text:span>-<text:span text:style-name="T3">.</text:span>==<text:span text:style-name="T3">o</text:span></text:p>
      <text:p text:style-name="P6">‘aieoaoa’</text:p>
      <text:list xml:id="list202507431853360" text:continue-numbering="true" text:style-name="ex_5f_nr">
        <text:list-item>
          <text:p text:style-name="P61"><text:bookmark-start text:name="_Ref395255122"/>í<text:tab/><text:tab/>-ë́<text:tab/><text:tab/>=á=a̱<text:tab/><text:tab/>äí<text:tab/><text:tab/><text:tab/>e<text:bookmark-end text:name="_Ref395255122"/></text:p>
        </text:list-item>
      </text:list>
      <text:p text:style-name="P5">1.<text:tab/><text:tab/>i-<text:span text:style-name="T3">i</text:span>==<text:span text:style-name="T3">o</text:span><text:tab/>ue<text:tab/><text:tab/><text:span text:style-name="T3">e</text:span></text:p>
      <text:p text:style-name="P6">'ueiiie'</text:p>
      <text:list xml:id="list202508444512822" text:continue-numbering="true" text:style-name="ex_5f_nr">
        <text:list-item>
          <text:p text:style-name="P61"><text:bookmark-start text:name="_Ref395181147"/>á<text:tab/><text:tab/>e<text:tab/><text:tab/>öö́aa<text:tab/><text:tab/><text:tab/>a̱ä-ë́=é̱<text:tab/><text:tab/><text:tab/>=á<text:bookmark-end text:name="_Ref395181147"/></text:p>
        </text:list-item>
      </text:list>
      <text:p text:style-name="P13"/>
      <text:p text:style-name="paragraph_5f_w_5f_tab"><text:span text:style-name="T14"><text:bookmark-ref text:reference-format="number" text:ref-name="_Ref458759682">E8</text:bookmark-ref></text:span><text:span text:style-name="T14">iuaeeueo</text:span><text:span text:style-name="cabecar_5f_orth"><text:span text:style-name="T25">ë</text:span></text:span><text:span text:style-name="T8">eieaie</text:span><text:span text:style-name="T14">,ooiaeeieeo</text:span><text:span text:style-name="T34">(.</text:span></text:p>
      <text:list xml:id="list202507091602972" text:continue-numbering="true" text:style-name="ex_5f_nr">
        <text:list-item>
          <text:p text:style-name="P61"><text:bookmark-start text:name="_Ref458759682"/>uáa̱a̱<text:tab/>á<text:tab/>é̱<text:tab/>aa<text:tab/><text:tab/>u-á=ë<text:tab/><text:tab/><text:tab/>uúia̱i̱<text:tab/>i̱a̱.<text:bookmark-end text:name="_Ref458759682"/></text:p>
        </text:list-item>
      </text:list>
      <text:p text:style-name="paragraph_5f_w_5f_lead"><text:span text:style-name="T14">e</text:span><text:span text:style-name="T14"><text:bookmark-ref text:reference-format="number" text:ref-name="_Ref458783153">E9</text:bookmark-ref></text:span><text:span text:style-name="T14">.</text:span></text:p>
      <text:list xml:id="list202508191824929" text:continue-numbering="true" text:style-name="ex_5f_nr">
        <text:list-item>
          <text:p text:style-name="P61"><text:bookmark-start text:name="_Ref458783153"/>iaë́<text:tab/><text:tab/>ú̱-=a̱.<text:bookmark-end text:name="_Ref458783153"/></text:p>
        </text:list-item>
      </text:list>
      <text:p text:style-name="P13">ouio<text:tab/>o-<text:span text:style-name="T3">.i</text:span>(<text:span text:style-name="T3">i</text:span>)=<text:span text:style-name="T3">u</text:span></text:p>
      <text:p text:style-name="P16">‘eouioioaiaou.’</text:p>
      <text:p text:style-name="paragraph_5f_w_5f_lead"><text:span text:style-name="T14">eie,</text:span><text:span text:style-name="cabecar_5f_orth"><text:span text:style-name="T25">a̱</text:span></text:span><text:span text:style-name="T14">aaeaeeoiiea,ai</text:span><text:span text:style-name="T14"><text:bookmark-ref text:reference-format="number" text:ref-name="_Ref458783254">E10</text:bookmark-ref></text:span><text:span text:style-name="T14">.Iiee,ii­oouieauiia</text:span><text:span text:style-name="cabecar_5f_orth"><text:span text:style-name="T25">á̱</text:span></text:span><text:span text:style-name="T14">.</text:span></text:p>
      <text:list xml:id="list202507935059493" text:continue-numbering="true" text:style-name="ex_5f_nr">
        <text:list-item>
          <text:p text:style-name="P61"><text:bookmark-start text:name="_Ref458783254"/>I<text:tab/>-ä́=a̱.<text:bookmark-end text:name="_Ref458783254"/></text:p>
        </text:list-item>
      </text:list>
      <text:p text:style-name="P13">3<text:tab/>a-<text:span text:style-name="T3">i</text:span>=<text:span text:style-name="T3">u</text:span></text:p>
      <text:p text:style-name="P16">‘eioeioa.’</text:p>
      <text:p text:style-name="P19"/>
      <text:list xml:id="list202507897819680" text:continue-list="list255029404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Ref510028211"/><text:bookmark-start text:name="__RefHeading___Toc523914582"/><text:soft-page-break/>Ieioaeeio<text:bookmark-end text:name="_Ref510028211"/>,oaaaiaaeee<text:bookmark-end text:name="__RefHeading___Toc523914582"/></text:h>
                    </text:list-item>
                  </text:list>
                </text:list-item>
              </text:list>
            </text:list-item>
          </text:list>
        </text:list-item>
      </text:list>
      <text:p text:style-name="paragraph_5f_w_5f_lead"><text:span text:style-name="T14">eee.</text:span><text:span text:style-name="T14"><text:bookmark-ref text:reference-format="number-no-superior" text:ref-name="_Ref479257971">E11</text:bookmark-ref></text:span><text:span text:style-name="T14">oieaiiaai.</text:span><text:span text:style-name="T14"><text:bookmark-ref text:reference-format="number-no-superior" text:ref-name="_Ref459035548">E12</text:bookmark-ref></text:span><text:span text:style-name="T14">ooeueoe</text:span><text:span text:style-name="T8">Ieie</text:span><text:span text:style-name="T14">ii,ie</text:span><text:span text:style-name="T14"><text:bookmark-ref text:reference-format="number-no-superior" text:ref-name="_Ref458776916">E14</text:bookmark-ref></text:span><text:span text:style-name="T14">-</text:span><text:span text:style-name="T14"><text:bookmark-ref text:reference-format="number-no-superior" text:ref-name="_Ref458779043">E16</text:bookmark-ref></text:span><text:span text:style-name="T14">iuaeueueoe</text:span><text:span text:style-name="T8">Eeie</text:span><text:span text:style-name="T14">ii.</text:span><text:span text:style-name="T14"><text:note text:id="ftn1" text:note-class="footnote"><text:note-citation>1</text:note-citation><text:note-body><text:p text:style-name="Footnote">oea<text:span text:style-name="T2">ieie</text:span>ieiueeeiiieaaia,oiiaioaee,aooeo<text:span text:style-name="T2">eeie</text:span>.</text:p></text:note-body></text:note></text:span></text:p>
      <text:list xml:id="list202508629641544" text:continue-list="list202507935059493" text:style-name="ex_5f_nr">
        <text:list-item>
          <text:p text:style-name="P61"><text:bookmark-start text:name="_Ref479257971"/>a.<text:tab/>ó̱ä<text:tab/>ä́<text:tab/>-á=a̱=u̱<text:tab/><text:tab/><text:tab/>’<text:tab/><text:tab/>á̱<text:tab/><text:tab/>a̱.<text:bookmark-end text:name="_Ref479257971"/></text:p>
        </text:list-item>
      </text:list>
      <text:p text:style-name="P13"><text:tab/>u<text:tab/><text:tab/>ui<text:tab/>o-=<text:span text:style-name="T6">i</text:span>=<text:span text:style-name="T3">a</text:span><text:tab/>1.<text:tab/>i<text:tab/><text:span text:style-name="T3">i</text:span></text:p>
      <text:p text:style-name="P16"><text:tab/>‘eueeeei.’</text:p>
      <text:p text:style-name="P17">.<text:tab/>ó̱ä<text:tab/>ä́<text:tab/>-á=a̱=u̱<text:tab/><text:tab/><text:tab/><text:tab/>’<text:tab/><text:tab/>á̱<text:tab/><text:tab/>a̱.</text:p>
      <text:p text:style-name="P13"><text:tab/>u<text:tab/><text:tab/>ui<text:tab/>o-=<text:span text:style-name="T3">e</text:span>=<text:span text:style-name="T3">a</text:span><text:tab/>1.<text:tab/>i<text:tab/><text:span text:style-name="T3">i</text:span></text:p>
      <text:p text:style-name="P16"><text:tab/>‘eueaeoui.’</text:p>
      <text:list xml:id="list202507071636695" text:continue-numbering="true" text:style-name="ex_5f_nr">
        <text:list-item>
          <text:p text:style-name="P61"><text:bookmark-start text:name="_Ref459035548"/>ë́<text:tab/>ä́<text:tab/>u-ö́=a̱<text:tab/><text:tab/><text:tab/>ää́--a̱<text:tab/><text:tab/><text:tab/><text:tab/>öö́<text:tab/>a̱<text:bookmark-end text:name="_Ref459035548"/>!</text:p>
        </text:list-item>
      </text:list>
      <text:p text:style-name="P13">ii<text:tab/><text:tab/>ui<text:tab/>ae-=<text:span text:style-name="T6">i</text:span><text:tab/>u-<text:span text:style-name="T3">.i</text:span>-<text:tab/>ie<text:tab/><text:tab/><text:span text:style-name="T3">i</text:span></text:p>
      <text:p text:style-name="P16">‘oiiioeieou!’</text:p>
      <text:list xml:id="list202508853296527" text:continue-numbering="true" text:style-name="ex_5f_nr">
        <text:list-item>
          <text:p text:style-name="P61"><text:bookmark-start text:name="_Ref458776838"/>i<text:tab/>-ë́=a̱<text:bookmark-end text:name="_Ref458776838"/></text:p>
        </text:list-item>
      </text:list>
      <text:p text:style-name="P13">3<text:tab/>eee-=<text:span text:style-name="T6">i</text:span></text:p>
      <text:p text:style-name="P16">‘eaei’</text:p>
      <text:list xml:id="list202507331154492" text:continue-numbering="true" text:style-name="ex_5f_nr">
        <text:list-item>
          <text:p text:style-name="P61"><text:bookmark-start text:name="_Ref458776916"/>äë́<text:tab/><text:tab/>-á=a̱=á̱=u̱.<text:bookmark-end text:name="_Ref458776916"/></text:p>
        </text:list-item>
      </text:list>
      <text:p text:style-name="P13">ae<text:tab/><text:tab/>eee-<text:span text:style-name="T3">o</text:span>=<text:span text:style-name="T3">e</text:span>=<text:span text:style-name="T3">a</text:span>=<text:span text:style-name="T3">a</text:span></text:p>
      <text:p text:style-name="P16">‘eaeioiouua’</text:p>
      <text:list xml:id="list202508501828469" text:continue-numbering="true" text:style-name="ex_5f_nr">
        <text:list-item>
          <text:p text:style-name="P61"><text:bookmark-start text:name="_Ref458776843"/>í<text:tab/><text:tab/>e<text:tab/><text:tab/>uä́<text:tab/><text:tab/>ä́<text:tab/><text:tab/>-á̱=a̱.<text:bookmark-end text:name="_Ref458776843"/></text:p>
        </text:list-item>
      </text:list>
      <text:p text:style-name="P5">1.<text:tab/><text:tab/><text:span text:style-name="T3">e</text:span><text:tab/>o<text:tab/><text:tab/>ui<text:tab/><text:tab/>ee-=<text:span text:style-name="T3">e</text:span></text:p>
      <text:p text:style-name="P16">‘Ieoeeuoo.’</text:p>
      <text:list xml:id="list202507853194213" text:continue-numbering="true" text:style-name="ex_5f_nr">
        <text:list-item>
          <text:p text:style-name="P61"><text:bookmark-start text:name="_Ref458779043"/>éa<text:tab/><text:tab/>ë́ia<text:tab/>e<text:tab/><text:tab/>a̱í̱<text:tab/><text:tab/>e̱ä́<text:tab/>-á̱=a̱<text:bookmark-end text:name="_Ref458779043"/></text:p>
        </text:list-item>
      </text:list>
      <text:p text:style-name="P34"><text:span text:style-name="T45">oiio,ai</text:span><text:span text:style-name="T45"><text:bookmark-ref text:reference-format="number-no-superior" text:ref-name="_Ref479257971">E11</text:bookmark-ref></text:span><text:span text:style-name="T45">a,oeaeaieeaio</text:span><text:span text:style-name="T51">o</text:span><text:span text:style-name="T45">aeee.</text:span></text:p>
      <text:p text:style-name="paragraph_5f_w_5f_tab"><text:span text:style-name="T14">Aai,eaeeeooiiooeeaiiaeeeeeaouieaa:</text:span><text:span text:style-name="cabecar_5f_orth"><text:span text:style-name="T25">a̱</text:span></text:span><text:span text:style-name="T14">iiaeaiioaaee(</text:span><text:span text:style-name="T14"><text:bookmark-ref text:reference-format="number" text:ref-name="_Ref395102058">E17</text:bookmark-ref></text:span><text:span text:style-name="T14">),</text:span><text:span text:style-name="cabecar_5f_orth"><text:span text:style-name="T25">a̱</text:span></text:span><text:span text:style-name="T14">iiaeaiiaiaaee(</text:span><text:span text:style-name="T14"><text:bookmark-ref text:reference-format="number" text:ref-name="_Ref458778433">E19</text:bookmark-ref></text:span><text:span text:style-name="T14">).</text:span></text:p>
      <text:list xml:id="list202507355116963" text:continue-numbering="true" text:style-name="ex_5f_nr">
        <text:list-item>
          <text:p text:style-name="P61"><text:bookmark-start text:name="_Ref395102058"/>í<text:tab/><text:tab/>e<text:tab/><text:tab/>i<text:tab/>-á̱=a̱<text:bookmark-end text:name="_Ref395102058"/></text:p>
        </text:list-item>
      </text:list>
      <text:p text:style-name="P13">1.<text:tab/><text:tab/><text:span text:style-name="T3">e</text:span><text:tab/>3<text:tab/>ea2-=<text:span text:style-name="T3">o</text:span></text:p>
      <text:p text:style-name="P16">‘Iaeiu’</text:p>
      <text:list xml:id="list202507135149356" text:continue-numbering="true" text:style-name="ex_5f_nr">
        <text:list-item>
          <text:p text:style-name="P61">I<text:tab/>u-á=a̱<text:tab/><text:tab/>i<text:tab/>e.</text:p>
        </text:list-item>
      </text:list>
      <text:p text:style-name="P13">3<text:tab/>a-=<text:span text:style-name="T3">o</text:span><text:tab/>3<text:tab/><text:span text:style-name="T3">e</text:span></text:p>
      <text:p text:style-name="P16">‘eaei.’</text:p>
      <text:list xml:id="list202508367572983" text:continue-numbering="true" text:style-name="ex_5f_nr">
        <text:list-item>
          <text:p text:style-name="P61"><text:bookmark-start text:name="_Ref458778433"/>aá<text:tab/><text:tab/><text:tab/><text:tab/><text:tab/>e<text:tab/><text:tab/>í<text:tab/>é<text:tab/><text:tab/><text:tab/><text:tab/><text:tab/><text:tab/><text:tab/>-á=a̱<text:bookmark-end text:name="_Ref458778433"/></text:p>
        </text:list-item>
      </text:list>
      <text:p text:style-name="P5">euai<text:tab/><text:span text:style-name="T3">e</text:span><text:tab/>1.<text:tab/>ae.e.ii<text:tab/>i-=</text:p>
      <text:p text:style-name="P16">‘iiiiieuai’</text:p>
      <text:list xml:id="list202507018566617" text:continue-numbering="true" text:style-name="ex_5f_nr">
        <text:list-item>
          <text:p text:style-name="P61"><text:bookmark-start text:name="_Ref475111635"/><text:bookmark-start text:name="__RefNumPara__231721_3294068312"/>i<text:tab/>é̱--á̱=a̱<text:tab/><text:tab/><text:tab/><text:tab/><text:tab/>a-ë́<text:tab/><text:tab/><text:tab/>a<text:bookmark-end text:name="_Ref475111635"/><text:bookmark-end text:name="__RefNumPara__231721_3294068312"/></text:p>
        </text:list-item>
      </text:list>
      <text:p text:style-name="P13">3<text:tab/>aae-<text:span text:style-name="T3">.i</text:span>-=<text:tab/>ee-<text:tab/></text:p>
      <text:p text:style-name="P16">‘eoeuee’</text:p>
      <text:p text:style-name="paragraph_5f_w_5f_lead"><text:span text:style-name="cabecar_5f_orth"><text:span text:style-name="T25">a̱</text:span></text:span><text:span text:style-name="T14">oeaeueoeioaaeeeiuaioeiae.Ioeaeieeeaeuieai#o</text:span><text:span text:style-name="T14"><text:bookmark-ref text:reference-format="number" text:ref-name="_Ref395006033">Table 1</text:bookmark-ref></text:span><text:span text:style-name="T14">e</text:span></text:p>
      <text:p text:style-name="P7"/>
      <text:list xml:id="list202507954960090" text:continue-list="list20250789781968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1" text:outline-level="4"><text:bookmark-start text:name="__RefHeading___Toc523914583"/><text:soft-page-break/>Aeioaeeio<text:bookmark-end text:name="__RefHeading___Toc523914583"/></text:h>
                    </text:list-item>
                  </text:list>
                </text:list-item>
              </text:list>
            </text:list-item>
          </text:list>
        </text:list-item>
      </text:list>
      <text:p text:style-name="P30"><text:span text:style-name="T15">o4</text:span><text:span text:style-name="T17">o</text:span><text:span text:style-name="T15">iaaiouieaiaaaiooioiooieieio.eii</text:span><text:span text:style-name="cabecar_5f_orth"><text:span text:style-name="T16">á̱</text:span></text:span><text:span text:style-name="T9">Aeie</text:span><text:span text:style-name="T15">a</text:span><text:span text:style-name="cabecar_5f_orth"><text:span text:style-name="T16">a̱</text:span></text:span><text:span text:style-name="T9">eeie</text:span><text:span text:style-name="T15">oeaua(</text:span><text:span text:style-name="T14"><text:bookmark-ref text:reference-format="number" text:ref-name="_Ref394487825">E21</text:bookmark-ref></text:span><text:span text:style-name="T15">).oa(</text:span><text:span text:style-name="T14"><text:bookmark-ref text:reference-format="number" text:ref-name="_Ref458779734">E23</text:bookmark-ref></text:span><text:span text:style-name="T15">)oeeoeaiiee</text:span><text:span text:style-name="cabecar_5f_orth"><text:span text:style-name="T16">ä</text:span></text:span><text:span text:style-name="T15">‘aie’aaeeeaeeoeae(</text:span><text:span text:style-name="T15"><text:bookmark-ref text:reference-format="number" text:ref-name="_Ref394487825">E21</text:bookmark-ref></text:span><text:span text:style-name="T15">,.Iiea,eeueeo</text:span><text:span text:style-name="cabecar_5f_orth"><text:span text:style-name="T16">a̱</text:span></text:span><text:span text:style-name="T9">I</text:span><text:span text:style-name="T15">a</text:span><text:span text:style-name="cabecar_5f_orth"><text:span text:style-name="T16">a̱</text:span></text:span><text:span text:style-name="T9">e</text:span><text:span text:style-name="T15">i</text:span><text:span text:style-name="T14"><text:bookmark-ref text:reference-format="number" text:ref-name="_Ref459898134">E24</text:bookmark-ref></text:span><text:span text:style-name="T15">oeaeeaeooouoee.</text:span></text:p>
      <text:list xml:id="list202508008135632" text:continue-list="list202507018566617" text:style-name="ex_5f_nr">
        <text:list-item>
          <text:p text:style-name="P59"><text:bookmark-start text:name="_Ref394487825"/><text:span text:style-name="cabecar_5f_orth"><text:span text:style-name="T29">é̱ä́ä<text:tab/>í̱=a<text:tab/><text:tab/>ua<text:tab/>é̱</text:span></text:span><text:span text:style-name="cabecar_5f_orth"><text:span text:style-name="T30"><text:tab/><text:tab/></text:span></text:span><text:span text:style-name="cabecar_5f_orth"><text:span text:style-name="T29">-á=á̱</text:span></text:span><text:bookmark-end text:name="_Ref394487825"/></text:p>
        </text:list-item>
      </text:list>
      <text:p text:style-name="P13">ea<text:tab/><text:tab/><text:tab/><text:span text:style-name="T3">u</text:span>=<text:span text:style-name="T3">a</text:span><text:tab/>o<text:tab/><text:tab/><text:tab/>aie-=<text:span text:style-name="T3">a</text:span></text:p>
      <text:p text:style-name="P16">‘oouoe<text:span text:style-name="T61">ai</text:span>’</text:p>
      <text:list xml:id="list202507502927986" text:continue-numbering="true" text:style-name="ex_5f_nr">
        <text:list-item>
          <text:p text:style-name="P59"><text:bookmark-start text:name="_Ref395633762"/><text:span text:style-name="cabecar_5f_orth"><text:span text:style-name="T29">ié-á<text:tab/><text:tab/>a̱-é̱=á̱</text:span></text:span><text:span text:style-name="cabecar_5f_orth"><text:span text:style-name="T30"><text:tab/><text:tab/></text:span></text:span><text:span text:style-name="cabecar_5f_orth"><text:span text:style-name="T29">a<text:tab/>ua<text:tab/><text:tab/><text:tab/><text:tab/>a̱</text:span></text:span><text:bookmark-end text:name="_Ref395633762"/></text:p>
        </text:list-item>
      </text:list>
      <text:p text:style-name="P13">3.-<text:tab/><text:tab/>o-=<text:span text:style-name="T3">a</text:span><text:tab/><text:tab/>ee<text:tab/>a/a<text:tab/><text:span text:style-name="T3">i</text:span></text:p>
      <text:p text:style-name="P16">‘eieu<text:span text:style-name="T61">i</text:span>oeaeoaee’(e_11.1)</text:p>
      <text:list xml:id="list202507407802406" text:continue-numbering="true" text:style-name="ex_5f_nr">
        <text:list-item>
          <text:p text:style-name="P61"><text:bookmark-start text:name="_Ref458779734"/>é<text:tab/><text:tab/><text:tab/>i̱-é̱=a̱=u̱<text:tab/><text:tab/>iä́<text:tab/>a̱.<text:bookmark-end text:name="_Ref458779734"/></text:p>
        </text:list-item>
      </text:list>
      <text:p text:style-name="ex_5f_gloss"><text:span text:style-name="T3">.e</text:span><text:tab/><text:tab/>o-=<text:span text:style-name="T3">e</text:span>=<text:span text:style-name="T3">a</text:span><text:tab/><text:span text:style-name="T66">oo</text:span><text:tab/><text:span text:style-name="T3">i</text:span></text:p>
      <text:p text:style-name="P16">‘eoeoioeoo.’(Oao&amp;oáe2015:<text:span text:style-name="T65">20</text:span>)</text:p>
      <text:list xml:id="list202508638718839" text:continue-numbering="true" text:style-name="ex_5f_nr">
        <text:list-item>
          <text:p text:style-name="P61"><text:bookmark-start text:name="_Ref459898134"/>äë́<text:tab/><text:tab/>-á=a̱=a̱=u̱.<text:bookmark-end text:name="_Ref459898134"/></text:p>
        </text:list-item>
      </text:list>
      <text:p text:style-name="P13">ae<text:tab/><text:tab/>eee-<text:span text:style-name="T3">o</text:span>=<text:span text:style-name="T6">i</text:span>=<text:span text:style-name="T3">e</text:span>=<text:span text:style-name="T3">a</text:span></text:p>
      <text:p text:style-name="P16">‘eaeieeioa.’ieei<text:bookmark-ref text:reference-format="number" text:ref-name="_Ref459899385">E25</text:bookmark-ref>.Oeeaeaeoiueiue</text:p>
      <text:list xml:id="list202508437053777" text:continue-numbering="true" text:style-name="ex_5f_nr">
        <text:list-item>
          <text:p text:style-name="P61"><text:bookmark-start text:name="_Ref459899385"/>é<text:tab/><text:tab/><text:tab/>é̱-=á=á̱=u̱<text:tab/><text:tab/><text:tab/><text:tab/><text:tab/><text:tab/>12<text:tab/>uá<text:tab/><text:tab/>é=a.<text:bookmark-end text:name="_Ref459899385"/></text:p>
        </text:list-item>
      </text:list>
      <text:p text:style-name="P13"><text:span text:style-name="T3">.e</text:span><text:tab/><text:tab/>ie-<text:span text:style-name="T3">.i</text:span>(<text:span text:style-name="T3">i</text:span>)==<text:span text:style-name="T3">a</text:span>=<text:span text:style-name="T3">a</text:span><text:tab/>12<text:tab/>ue<text:tab/><text:span text:style-name="T4">.e</text:span><text:span text:style-name="T13">=</text:span><text:span text:style-name="T4">o</text:span></text:p>
      <text:p text:style-name="P16">‘aaieuo12eaee.’</text:p>
      <text:list xml:id="list202508375743341" text:continue-numbering="true" text:style-name="ex_5f_nr">
        <text:list-item>
          <text:p text:style-name="P61"><text:bookmark-start text:name="_Ref474997332"/>Ié<text:tab/><text:tab/>aú̱--á̱=á̱.<text:bookmark-end text:name="_Ref474997332"/></text:p>
        </text:list-item>
      </text:list>
      <text:p text:style-name="P13"><text:span text:style-name="T62">3</text:span>.<text:tab/><text:tab/>ee-<text:span text:style-name="T3">.i</text:span>-=<text:span text:style-name="T3">a</text:span></text:p>
      <text:p text:style-name="P6">‘eeaeieaieou.’</text:p>
      <text:p text:style-name="P18"><text:span text:style-name="T13">Aoeoeeeaiaiaiiuae</text:span><text:span text:style-name="T13"><text:bookmark-ref text:reference-format="number" text:ref-name="_Ref510512882">E27</text:bookmark-ref></text:span><text:span text:style-name="T13">.</text:span></text:p>
      <text:list xml:id="list202507848970877" text:continue-numbering="true" text:style-name="ex_5f_nr">
        <text:list-item>
          <text:p text:style-name="P59"><text:bookmark-start text:name="_Ref510512882"/><text:span text:style-name="cabecar_5f_orth"><text:span text:style-name="T29">ua<text:tab/>é</text:span></text:span><text:span text:style-name="T29">-á̱=á̱.</text:span><text:bookmark-end text:name="_Ref510512882"/></text:p>
        </text:list-item>
      </text:list>
      <text:p text:style-name="P5">o<text:tab/>eee-=<text:span text:style-name="T3">a</text:span></text:p>
      <text:p text:style-name="P6">‘oeeeouoeue.’</text:p>
      <text:list xml:id="list202507534408511" text:continue-numbering="true" text:style-name="ex_5f_nr">
        <text:list-item>
          <text:p text:style-name="P62"/>
        </text:list-item>
      </text:list>
      <text:p text:style-name="P12">.<text:tab/>íe<text:tab/><text:tab/><text:tab/>i̱o̱-í<text:tab/><text:tab/><text:tab/>u̱-á̱=a.</text:p>
      <text:p text:style-name="P13"><text:tab/><text:span text:style-name="T59">1..</text:span><text:span text:style-name="T5">e</text:span><text:span text:style-name="T59"><text:tab/>aaa-ie<text:tab/>ea-=</text:span><text:span text:style-name="T5">a</text:span></text:p>
      <text:p text:style-name="P16"><text:tab/>‘I'eaeaouieaaa.’</text:p>
      <text:p text:style-name="paragraph_5f_w_5f_tab"><text:span text:style-name="cabecar_5f_orth"><text:span text:style-name="T14">a</text:span></text:span><text:span text:style-name="T14">oeoaeaieaieaue.eaiooaaeeeaueieeeai‘</text:span><text:span text:style-name="T38">oe’</text:span><text:span text:style-name="T14">.</text:span><text:span text:style-name="cabecar_5f_orth"><text:span text:style-name="T14">a</text:span></text:span><text:span text:style-name="T14">ieeae</text:span><text:span text:style-name="cabecar_5f_orth"><text:span text:style-name="T14">a</text:span></text:span><text:span text:style-name="T8">oeie</text:span><text:span text:style-name="T36">(.</text:span><text:span text:style-name="T36"><text:bookmark-ref text:reference-format="number-no-superior" text:ref-name="__RefNumPara__160552_2307725480">1.1.1.6</text:bookmark-ref></text:span><text:span text:style-name="T36">),</text:span><text:span text:style-name="T14">ao</text:span><text:span text:style-name="T14"><text:bookmark-ref text:reference-format="number" text:ref-name="_Ref458761862">E29</text:bookmark-ref></text:span><text:span text:style-name="T14">.</text:span></text:p>
      <text:list xml:id="list202506894694333" text:continue-numbering="true" text:style-name="ex_5f_nr">
        <text:list-item>
          <text:p text:style-name="P61"><text:bookmark-start text:name="_Ref477515209"/><text:bookmark-start text:name="_Ref458761862"/>a.<text:tab/>í<text:tab/>e<text:tab/><text:tab/>ö́<text:tab/><text:tab/>-á̱=a.<text:bookmark-end text:name="_Ref477515209"/></text:p>
        </text:list-item>
      </text:list>
      <text:p text:style-name="P13"><text:span text:style-name="T59"><text:tab/>1.<text:tab/></text:span><text:span text:style-name="T5">e</text:span><text:span text:style-name="T59"><text:tab/></text:span>aaa<text:span text:style-name="T59"><text:tab/>ea2-=</text:span><text:span text:style-name="T5">a</text:span></text:p>
      <text:p text:style-name="P16"><text:tab/>‘Iaeeaeueaaa.’</text:p>
      <text:p text:style-name="ex_5f_b"><text:span text:style-name="T14">.<text:tab/></text:span><text:bookmark-end text:name="_Ref458761862"/><text:span text:style-name="cabecar_5f_orth"><text:span text:style-name="T14">á<text:tab/>í<text:tab/>a̱</text:span></text:span><text:span text:style-name="cabecar_5f_orth"><text:span text:style-name="T32"><text:tab/></text:span></text:span><text:span text:style-name="cabecar_5f_orth"><text:span text:style-name="T14">ö́<text:tab/></text:span></text:span><text:span text:style-name="cabecar_5f_orth"><text:span text:style-name="T32"><text:tab/></text:span></text:span><text:span text:style-name="cabecar_5f_orth"><text:span text:style-name="T14">-á̱=a<text:tab/><text:tab/><text:tab/>(ú̱a̱).</text:span></text:span><text:span text:style-name="cabecar_5f_orth"><text:span text:style-name="T14"><text:note text:id="ftn2" text:note-class="footnote"><text:note-citation>2</text:note-citation><text:note-body><text:p text:style-name="Footnote">ie</text:p></text:note-body></text:note></text:span></text:span></text:p>
      <text:p text:style-name="P13"><text:span text:style-name="T59"><text:tab/></text:span><text:span text:style-name="T5">e</text:span><text:span text:style-name="T59"><text:tab/>1.<text:tab/><text:tab/></text:span>aaa<text:span text:style-name="T59"><text:tab/>ea2-=<text:tab/>e.</text:span></text:p>
      <text:p text:style-name="ex_5f_translation"><text:span text:style-name="T14"><text:tab/>‘Iae’eeaeeaaa.’Iieeoeeuaeee</text:span><text:span text:style-name="cabecar_5f_orth"><text:span text:style-name="T14">-ë́</text:span></text:span><text:span text:style-name="T14">~</text:span><text:span text:style-name="cabecar_5f_orth"><text:span text:style-name="T14">-é̱</text:span></text:span><text:span text:style-name="T14">.</text:span><text:span text:style-name="T14"><text:bookmark-ref text:reference-format="number" text:ref-name="_Ref473803180">E30</text:bookmark-ref></text:span><text:span text:style-name="T14">oiueiaiaiieaaaiieaeooeaeaeoeeioeieeieoee.</text:span></text:p>
      <text:list xml:id="list202507862939834" text:continue-numbering="true" text:style-name="ex_5f_nr">
        <text:list-item>
          <text:p text:style-name="P61"><text:bookmark-start text:name="_Ref473803180"/><text:bookmark-start text:name="__RefNumPara__289703_3294068312"/>a.<text:tab/>í<text:tab/><text:tab/>i̱-é̱=a̱.<text:bookmark-end text:name="_Ref473803180"/><text:bookmark-end text:name="__RefNumPara__289703_3294068312"/></text:p>
        </text:list-item>
      </text:list>
      <text:p text:style-name="ex_5f_gloss"><text:span text:style-name="T8"/></text:p>
      <text:p text:style-name="P19"/>
      <text:list xml:id="list202507758691302" text:continue-list="list20250795496009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Ref510266742"/><text:bookmark-start text:name="__RefHeading___Toc523914588"/><text:soft-page-break/>eiaii<text:bookmark-end text:name="_Ref510266742"/><text:bookmark-end text:name="__RefHeading___Toc523914588"/></text:h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14">o9iouieeiaieii</text:span><text:span text:style-name="cabecar_5f_orth"><text:span text:style-name="T25">a̱a̱</text:span></text:span><text:span text:style-name="T8">eiaie</text:span><text:span text:style-name="T14">.Iiaiouieeieaeee,uoeoiaio,aiaeoeue.Iaeeeeoe,eaiaoaieii.Iiaeoeiiiieoee</text:span><text:span text:style-name="cabecar_5f_orth"><text:span text:style-name="T25">á̱a̱a̱</text:span></text:span><text:span text:style-name="T14">‘a’.</text:span><text:span text:style-name="Footnote_20_Symbol"><text:span text:style-name="T28"><text:note text:id="ftn3" text:note-class="footnote"><text:note-citation>3</text:note-citation><text:note-body><text:p text:style-name="P32">I</text:p><text:list xml:id="list202508619814287" text:continue-list="list202507862939834" text:style-name="ex_5f_nr"><text:list-item><text:p text:style-name="P63"><text:bookmark-start text:name="__RefNumPara__573525_129293691"/><text:span text:style-name="T21">a.<text:tab/>ía<text:tab/><text:tab/>i<text:tab/>e<text:tab/><text:tab/></text:span><text:span text:style-name="T67">o</text:span><text:span text:style-name="cabecar_5f_orth"><text:span text:style-name="T69">ó</text:span></text:span><text:span text:style-name="T21">ö<text:tab/>-á</text:span><text:span text:style-name="T22">̱</text:span><text:span text:style-name="T21">=a</text:span><text:span text:style-name="T22">̱</text:span><text:span text:style-name="T21">a</text:span><text:span text:style-name="T22">̱</text:span><text:bookmark-end text:name="__RefNumPara__573525_129293691"/></text:p></text:list-item></text:list><text:p text:style-name="P14"><text:tab/>ee<text:tab/><text:tab/>3<text:tab/><text:span text:style-name="T3">e</text:span><text:tab/>ae<text:tab/><text:tab/><text:span text:style-name="T57">o</text:span>-=<text:span text:style-name="T3">e</text:span></text:p><text:p text:style-name="P15"><text:tab/>‘eeeaeee’</text:p><text:p text:style-name="P29"><text:span text:style-name="T20">.<text:tab/>á<text:tab/><text:tab/>i<text:tab/>a</text:span><text:span text:style-name="T23">̱</text:span><text:span text:style-name="T20"><text:tab/>ía<text:tab/></text:span><text:span text:style-name="T68">o</text:span><text:span text:style-name="cabecar_5f_orth"><text:span text:style-name="T70">ó</text:span></text:span><text:span text:style-name="T24">ö</text:span><text:span text:style-name="T20"><text:tab/>á</text:span><text:span text:style-name="T23">̱</text:span><text:span text:style-name="T20">--e</text:span><text:span text:style-name="T23">̱</text:span><text:span text:style-name="T20"><text:tab/><text:tab/><text:tab/><text:tab/><text:tab/><text:tab/>á</text:span><text:span text:style-name="T23">̱</text:span><text:span text:style-name="T20">a</text:span><text:span text:style-name="T23">̱</text:span><text:span text:style-name="T20">--a</text:span><text:span text:style-name="T23">̱</text:span></text:p><text:p text:style-name="P14"><text:tab/><text:span text:style-name="T3">e</text:span><text:tab/>3<text:tab/><text:tab/>ee<text:tab/>ae<text:tab/><text:tab/><text:span text:style-name="T57">o</text:span>-<text:span text:style-name="T3">.i</text:span>-<text:span text:style-name="T3">e</text:span>.<text:tab/>a-<text:span text:style-name="T3">.i</text:span>-</text:p><text:p text:style-name="P15"><text:tab/>‘eioeaeeaeee’()</text:p></text:note-body></text:note></text:span></text:span><text:span text:style-name="T14">eieaeaio=</text:span><text:span text:style-name="cabecar_5f_orth"><text:span text:style-name="T25">(á̱)a̱a̱</text:span></text:span><text:span text:style-name="T14">i‘oa’,i.e.‘ooo’.Aeaeoiieeeueaeai</text:span><text:span text:style-name="T14"><text:bookmark-ref text:reference-format="number" text:ref-name="_Ref395186422">E32</text:bookmark-ref></text:span><text:span text:style-name="T14">.</text:span><text:span text:style-name="T14"><text:bookmark-ref text:reference-format="number" text:ref-name="_Ref395357638">E31</text:bookmark-ref></text:span><text:span text:style-name="T14">-</text:span><text:span text:style-name="T14"><text:bookmark-ref text:reference-format="number" text:ref-name="_Ref459023366">E34</text:bookmark-ref></text:span><text:span text:style-name="T14">iuaeoeoeaaiuaeeuiiieeiuaio.</text:span></text:p>
      <text:list xml:id="list202508692785968" text:continue-numbering="true" text:style-name="ex_5f_nr">
        <text:list-item>
          <text:p text:style-name="P61"><text:bookmark-start text:name="_Ref395357638"/>áa<text:tab/><text:tab/>é<text:span text:style-name="T48">=</text:span>ä́i<text:tab/><text:tab/><text:tab/>é<text:tab/><text:tab/><text:tab/>áë́i<text:tab/>a̱<text:tab/>á̱<text:tab/><text:tab/>é̱-ë́=a̱a̱<text:tab/><text:tab/><text:tab/><text:tab/>ä<text:bookmark-end text:name="_Ref395357638"/></text:p>
        </text:list-item>
      </text:list>
      <text:p text:style-name="P13">u<text:tab/><text:tab/><text:span text:style-name="T3">.e</text:span><text:span text:style-name="T48">=</text:span><text:tab/><text:span text:style-name="T3">.e</text:span><text:tab/>e<text:tab/><text:tab/><text:tab/>o<text:tab/>u/ie-<text:span text:style-name="T3">.</text:span>=<text:span text:style-name="T3">e</text:span><text:tab/><text:span text:style-name="T3">o</text:span></text:p>
      <text:p text:style-name="P16">‎‘uaa,eieaeeoaai’</text:p>
      <text:list xml:id="list202506916502236" text:continue-numbering="true" text:style-name="ex_5f_nr">
        <text:list-item>
          <text:p text:style-name="P61"><text:bookmark-start text:name="_Ref395186422"/>íi<text:tab/><text:tab/>é̱<text:tab/>aa-á<text:tab/><text:tab/>-á̱=a̱a̱<text:bookmark-end text:name="_Ref395186422"/></text:p>
        </text:list-item>
      </text:list>
      <text:p text:style-name="P5">o<text:tab/><text:tab/><text:tab/><text:tab/>eoi-<text:tab/>eie-=<text:span text:style-name="T3">e</text:span></text:p>
      <text:p text:style-name="P6">‘eoaoooo’</text:p>
      <text:list xml:id="list202508322197878" text:continue-numbering="true" text:style-name="ex_5f_nr">
        <text:list-item>
          <text:p text:style-name="P61">íe<text:tab/><text:tab/><text:tab/><text:tab/>i<text:tab/>u̱-á̱=a̱a̱.</text:p>
        </text:list-item>
      </text:list>
      <text:p text:style-name="P5">1.:<text:span text:style-name="T3">e</text:span><text:tab/><text:tab/>3<text:tab/>ee-=<text:span text:style-name="T3">e</text:span></text:p>
      <text:p text:style-name="P16">‘Iaeeei’(eoeeieoeaa)</text:p>
      <text:list xml:id="list202507817911385" text:continue-numbering="true" text:style-name="ex_5f_nr">
        <text:list-item>
          <text:p text:style-name="P61"><text:bookmark-start text:name="_Ref459023366"/>Ié<text:tab/><text:tab/>e<text:tab/><text:tab/>i<text:tab/>u̱-á̱=a̱a̱.<text:bookmark-end text:name="_Ref459023366"/></text:p>
        </text:list-item>
      </text:list>
      <text:p text:style-name="P5">3.<text:tab/><text:tab/><text:span text:style-name="T3">e</text:span><text:tab/>3<text:tab/>ea-=<text:span text:style-name="T3">e</text:span></text:p>
      <text:p text:style-name="P16">‘eoui(eoeiaou).’</text:p>
      <text:p text:style-name="paragraph_5f_w_5f_lead">I<text:span text:style-name="T74">,</text:span><text:span text:style-name="cabecar_5f_orth"><text:span text:style-name="T64">a̱a̱</text:span></text:span>uio<text:span text:style-name="T75">aeaeeiae‘e’.</text:span></text:p>
      <text:p text:style-name="Standard"/>
      <text:list xml:id="list202507657767576" text:continue-list="list20250775869130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_RefHeading___Toc523914589"/>Oaieaaeiie<text:bookmark-end text:name="__RefHeading___Toc523914589"/>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4">eeii</text:span><text:span text:style-name="cabecar_5f_orth"><text:span text:style-name="T25">a</text:span></text:span><text:span text:style-name="T8">Oaie</text:span><text:span text:style-name="T14">ioieieeaaioiio(.),oeoiio10.Iaeaaeaouaioo,uoaeeuuie.eaieaioaooiio=</text:span><text:span text:style-name="cabecar_5f_orth"><text:span text:style-name="T14">a</text:span></text:span><text:span text:style-name="T14">i‘i/a/oueeiae’.iiiaieaue,iieeeie‘aeoeie/ooue’.iaeeieeaaie,ai</text:span><text:span text:style-name="T14"><text:bookmark-ref text:reference-format="number" text:ref-name="_Ref459026230">E35</text:bookmark-ref></text:span><text:span text:style-name="T14">,eeaieeaeaaae‘aiaeiae,’.</text:span></text:p>
      <text:list xml:id="list202507661340350" text:continue-list="list202507817911385" text:style-name="ex_5f_nr">
        <text:list-item>
          <text:p text:style-name="P61"><text:bookmark-start text:name="_Ref459026230"/>í<text:span text:style-name="T76">+</text:span>a̱i̱<text:tab/><text:tab/><text:tab/>á<text:tab/>a̱<text:tab/><text:tab/>’<text:tab/><text:tab/>aë́ë́--é̱=a<text:tab/><text:tab/><text:tab/><text:tab/><text:tab/><text:tab/>í<text:tab/>i̱-é̱<text:tab/>éaä<text:bookmark-end text:name="_Ref459026230"/></text:p>
        </text:list-item>
      </text:list>
      <text:p text:style-name="P13"><text:span text:style-name="T76">o+a.a</text:span><text:tab/><text:span text:style-name="T3">e</text:span><text:tab/><text:tab/><text:tab/>1.<text:tab/>aoa-<text:span text:style-name="T3">.i</text:span>-<text:span text:style-name="T3">e</text:span>.=<text:span text:style-name="T3">o</text:span><text:tab/>1.<text:tab/>o-<text:tab/>aoe</text:p>
      <text:p text:style-name="P16">‘uiooaoaiee,Ieaoe’</text:p>
      <text:list xml:id="list202507157521964" text:continue-numbering="true" text:style-name="ex_5f_nr">
        <text:list-item>
          <text:p text:style-name="P61"><text:bookmark-start text:name="_Ref397185090"/>í<text:tab/><text:tab/>e<text:tab/><text:tab/>i<text:tab/>-á=a̲=a<text:tab/><text:tab/>é<text:tab/><text:tab/><text:tab/>aá<text:tab/>-ä́=u̱<text:tab/><text:tab/><text:tab/><text:tab/><text:tab/>í<text:bookmark-end text:name="_Ref397185090"/></text:p>
        </text:list-item>
      </text:list>
      <text:p text:style-name="P13">1.<text:tab/><text:tab/><text:span text:style-name="T3">e</text:span><text:tab/>3<text:tab/>a-=<text:span text:style-name="T3">o</text:span>=<text:span text:style-name="T3">o</text:span><text:tab/>[<text:span text:style-name="T3">.e</text:span><text:tab/>eae<text:tab/>eee-<text:span text:style-name="T3">i</text:span>=<text:span text:style-name="T3">a</text:span><text:tab/>o/oa]</text:p>
      <text:p text:style-name="P16">‘ooueIaiaeeaeouoeoa’</text:p>
      <text:p text:style-name="paragraph_5f_w_5f_tab"><text:span text:style-name="T14"><text:bookmark-ref text:reference-format="number" text:ref-name="_Ref459021983">E37</text:bookmark-ref></text:span><text:span text:style-name="T14">.</text:span></text:p>
      <text:list xml:id="list202507422173776" text:continue-numbering="true" text:style-name="ex_5f_nr">
        <text:list-item>
          <text:p text:style-name="P61"><text:bookmark-start text:name="_Ref459021983"/>í<text:tab/><text:tab/>e<text:tab/><text:tab/>i<text:tab/>u̱-á̱=ia.<text:bookmark-end text:name="_Ref459021983"/></text:p>
        </text:list-item>
      </text:list>
      <text:p text:style-name="P13">1.<text:tab/><text:tab/><text:span text:style-name="T3">e</text:span><text:tab/>3<text:tab/>ee-=<text:span text:style-name="T3">ae</text:span></text:p>
      <text:p text:style-name="P16">‘Iaoai.’</text:p>
      <text:p text:style-name="paragraph_5f_w_5f_lead"><text:span text:style-name="T14">u,aoueeaioaeee</text:span><text:span text:style-name="cabecar_5f_orth"><text:span text:style-name="T25">a</text:span></text:span><text:span text:style-name="T14">a</text:span><text:span text:style-name="cabecar_5f_orth"><text:span text:style-name="T25">ia</text:span></text:span><text:span text:style-name="T14">ioiia,eieaiaeeaioaie.</text:span></text:p>
      <text:p text:style-name="P19"/>
      <text:list xml:id="list202506860966151" text:continue-list="list20250765776757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_RefHeading___Toc523914590"/><text:bookmark-start text:name="__RefNumPara__160552_2307725480"/><text:soft-page-break/>oeio<text:bookmark-end text:name="__RefHeading___Toc523914590"/><text:bookmark-end text:name="__RefNumPara__160552_2307725480"/></text:h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21">eiiieeeeoaieoieeieaiieeieae,aeoae<text:bookmark-ref text:reference-format="number" text:ref-name="_Ref459386999">E38</text:bookmark-ref>.</text:p>
      <text:list xml:id="list202506981220044" text:continue-list="list202507422173776" text:style-name="ex_5f_nr">
        <text:list-item>
          <text:p text:style-name="P61"><text:bookmark-start text:name="_Ref459386999"/>a.<text:tab/>¿á<text:tab/>e<text:tab/><text:tab/>i<text:tab/>u̱-á̱=a?<text:bookmark-end text:name="_Ref459386999"/></text:p>
        </text:list-item>
      </text:list>
      <text:p text:style-name="P13"><text:span text:style-name="T59"><text:tab/></text:span>2.<text:tab/><text:span text:style-name="T3">e</text:span><text:tab/>3<text:tab/>ee-=</text:p>
      <text:p text:style-name="P48"/>
      <text:p text:style-name="P45"><text:span text:style-name="T14"/></text:p>
      <text:p text:style-name="P19"/>
      <text:list xml:id="list202507403176697" text:continue-list="list20250686096615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Ref510028703"/><text:bookmark-start text:name="__RefHeading___Toc523914591"/>eeiio<text:bookmark-end text:name="_Ref510028703"/><text:bookmark-end text:name="__RefHeading___Toc523914591"/></text:h>
                    </text:list-item>
                  </text:list>
                </text:list-item>
              </text:list>
            </text:list-item>
          </text:list>
        </text:list-item>
      </text:list>
      <text:p text:style-name="paragraph_5f_w_5f_lead"><text:span text:style-name="T14">eaeoiueiiuio.</text:span><text:span text:style-name="T14"><text:bookmark-ref text:reference-format="number" text:ref-name="_Ref459028599">E39</text:bookmark-ref></text:span><text:span text:style-name="T14">oiieeeeoeeaaeaeeeoieeeiiooaiuaio.</text:span></text:p>
      <text:list xml:id="list202507016926835" text:continue-list="list202506981220044" text:style-name="ex_5f_nr">
        <text:list-item>
          <text:p text:style-name="P59"><text:bookmark-start text:name="_Ref459028599"/><text:span text:style-name="cabecar_5f_orth"><text:span text:style-name="T29">a.</text:span></text:span><text:bookmark-end text:name="_Ref459028599"/></text:p>
        </text:list-item>
      </text:list>
      <text:p text:style-name="P18">Oeueiaaeeieee,ai<text:bookmark-ref text:reference-format="number" text:ref-name="_Ref459028709">E40</text:bookmark-ref>.</text:p>
      <text:list xml:id="list202508248379246" text:continue-numbering="true" text:style-name="ex_5f_nr">
        <text:list-item>
          <text:p text:style-name="P61"><text:bookmark-start text:name="_Ref459028709"/>í̱ö<text:tab/><text:tab/><text:tab/><text:tab/>ä́i--á̱=i̱<text:bookmark-end text:name="_Ref459028709"/></text:p>
        </text:list-item>
      </text:list>
      <text:p text:style-name="P13">aoe<text:tab/>e-<text:span text:style-name="T3">.i</text:span>-=<text:span text:style-name="T3">e</text:span></text:p>
      <text:p text:style-name="P23">‘aoeeoee’</text:p>
      <text:p text:style-name="P19"/>
      <text:list xml:id="list202508392066963" text:continue-list="list202507403176697" text:style-name="Outline">
        <text:list-item>
          <text:list>
            <text:list-item>
              <text:list>
                <text:list-item>
                  <text:h text:style-name="P49" text:outline-level="3"><text:bookmark-start text:name="__RefHeading___Toc523914592"/><text:bookmark-start text:name="_Ref460854113"/>eiaiaioooeaii<text:bookmark-end text:name="__RefHeading___Toc523914592"/><text:bookmark-end text:name="_Ref460854113"/></text:h>
                </text:list-item>
              </text:list>
            </text:list-item>
          </text:list>
        </text:list-item>
      </text:list>
      <text:list xml:id="list2289627112" text:style-name="table_5f_nr">
        <text:list-item>
          <text:p text:style-name="P58"><text:bookmark-start text:name="_Ref395006033"/>eiaieoiaiooeioeaii<text:bookmark-end text:name="_Ref395006033"/></text:p>
        </text:list-item>
      </text:list>
      <text:p text:style-name="P20"/>
      <text:p text:style-name="P20"/>
      <text:list xml:id="list202508238894463" text:continue-list="list202508392066963" text:style-name="Outline">
        <text:list-item>
          <text:list>
            <text:list-item>
              <text:list>
                <text:list-item>
                  <text:h text:style-name="P49" text:outline-level="3"><text:bookmark-start text:name="_Ref460920036"/><text:bookmark-start text:name="__RefNumPara__238077_104003114"/><text:bookmark-start text:name="__RefHeading___Toc523914593"/><text:bookmark-start text:name="_Ref397351522"/><text:bookmark-start text:name="_Ref397413283"/><text:bookmark-start text:name="_Ref397340236"/><text:bookmark-start text:name="_Ref397415851"/><text:bookmark-start text:name="_Ref396228240"/><text:bookmark-start text:name="_Ref393953883"/>eeaaueooeaii<text:bookmark-end text:name="_Ref460920036"/><text:bookmark-end text:name="__RefNumPara__238077_104003114"/><text:bookmark-end text:name="__RefHeading___Toc523914593"/></text:h>
                </text:list-item>
              </text:list>
            </text:list-item>
          </text:list>
        </text:list-item>
      </text:list>
      <text:list xml:id="list3015515992" text:style-name="Numbering_20_123">
        <text:list-header>
          <text:p text:style-name="P67"/>
        </text:list-header>
        <text:list-item>
          <text:p text:style-name="P68"/>
        </text:list-item>
      </text:list>
      <text:list xml:id="list3011285100" text:style-name="Numbering_20_abc">
        <text:list-item>
          <text:p text:style-name="P66"><text:bookmark-end text:name="_Ref393953883"/><text:bookmark-end text:name="_Ref397351522"/><text:bookmark-end text:name="_Ref397413283"/><text:bookmark-end text:name="_Ref397340236"/><text:bookmark-end text:name="_Ref397415851"/><text:bookmark-end text:name="_Ref396228240"/></text:p>
        </text:list-item>
      </text:list>
      <text:list xml:id="list202508594423504" text:continue-list="list202508248379246" text:style-name="ex_5f_nr">
        <text:list-item>
          <text:p text:style-name="P59"><text:bookmark-start text:name="_Ref396138065"/><text:span text:style-name="cabecar_5f_orth"><text:span text:style-name="T29">iä́<text:tab/>a̱<text:tab/>í<text:tab/><text:tab/><text:tab/><text:tab/>a<text:tab/><text:tab/>u<text:tab/><text:tab/><text:tab/>ö́-ë́<text:tab/><text:tab/><text:tab/>á̱a̱</text:span></text:span><text:bookmark-end text:name="_Ref396138065"/></text:p>
        </text:list-item>
      </text:list>
      <text:p text:style-name="P13">aie<text:tab/><text:tab/>o/oa<text:tab/><text:span text:style-name="T3">o</text:span><text:tab/><text:tab/>oue<text:tab/>o-<text:span text:style-name="T3">.</text:span><text:tab/>e</text:p>
      <text:p text:style-name="ex_5f_translation"><text:span text:style-name="T14">‘oeaieaeaee[oee]oue’(ui_4.5)</text:span><text:span text:style-name="T41">au</text:span><text:span text:style-name="T14">.</text:span></text:p>
      <text:list xml:id="list202508807378309" text:continue-numbering="true" text:style-name="ex_5f_nr">
        <text:list-item>
          <text:p text:style-name="P61"><text:bookmark-start text:name="_Ref458181839"/><text:bookmark-start text:name="_Ref475632684"/>aéa<text:tab/>ë́ia<text:tab/>ó̱<text:tab/><text:tab/>uá-a̱<text:tab/><text:tab/><text:tab/><text:tab/><text:tab/>a̱í̱<text:tab/><text:tab/><text:tab/><text:tab/>á=a<text:bookmark-end text:name="_Ref458181839"/>a̱<text:bookmark-end text:name="_Ref475632684"/><text:tab/>...</text:p>
        </text:list-item>
      </text:list>
      <text:p text:style-name="P13">aea<text:tab/>ue<text:tab/><text:span text:style-name="T3">ei</text:span><text:tab/><text:tab/>eae-<text:span text:style-name="T3">.i</text:span>.<text:tab/>eoou<text:tab/>ie=<text:span text:style-name="T3">au</text:span></text:p>
      <text:p text:style-name="ex_5f_translation"><text:span text:style-name="T14">‘</text:span><text:span text:style-name="T46">A</text:span><text:span text:style-name="T14">aeaueaeaiee...’(e_01.</text:span><text:span text:style-name="T46">1</text:span><text:span text:style-name="T14">)</text:span></text:p>
      <text:p text:style-name="Standard"/>
      <text:list xml:id="list202507391583838" text:continue-list="list20250823889446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NumPara__193479_2230036595"/>oiaaaiia-oieeau<text:bookmark-end text:name="__RefNumPara__193479_2230036595"/></text:h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202507773216675" text:continue-list="list202508807378309" text:style-name="ex_5f_nr">
        <text:list-item>
          <text:p text:style-name="P60"><text:bookmark-start text:name="__RefNumPara__328024_1631465013"/>é<text:tab/><text:tab/>aa<text:tab/><text:span text:style-name="cabecar_5f_orth">í̱e̱</text:span><text:tab/><text:span text:style-name="cabecar_5f_orth"><text:span text:style-name="T25">á̱</text:span></text:span>a̱-<text:span text:style-name="cabecar_5f_orth"><text:span text:style-name="T25">á̱</text:span></text:span><text:tab/>ú.<text:bookmark-end text:name="__RefNumPara__328024_1631465013"/></text:p>
        </text:list-item>
      </text:list>
      <text:p text:style-name="P38"><text:span text:style-name="T11">.e</text:span><text:span text:style-name="T72"><text:tab/>i<text:tab/></text:span><text:span text:style-name="T55">a</text:span><text:span text:style-name="T72"><text:tab/>a-<text:tab/>oa</text:span></text:p>
      <text:p text:style-name="P41">‘aieieaeaoa.’</text:p>
      <text:list xml:id="list202508623516918" text:continue-numbering="true" text:style-name="ex_5f_nr">
        <text:list-item>
          <text:p text:style-name="ex_5f_a"><text:bookmark-start text:name="__RefNumPara__210113_2288964816"/><text:span text:style-name="T29">á<text:tab/>e<text:tab/><text:tab/>i<text:tab/></text:span><text:span text:style-name="cabecar_5f_orth"><text:span text:style-name="T29">i-ë́<text:tab/><text:tab/><text:tab/>ua.</text:span></text:span><text:bookmark-end text:name="__RefNumPara__210113_2288964816"/></text:p>
        </text:list-item>
      </text:list>
      <text:p text:style-name="P24">1.<text:tab/><text:span text:style-name="T3">e</text:span><text:tab/>3<text:tab/>a-<text:span text:style-name="T3">i</text:span><text:tab/>o</text:p>
      <text:p text:style-name="P42"><text:span text:style-name="T42">‘eaio.’</text:span><text:span text:style-name="T43">(=</text:span><text:span text:style-name="T43"><text:bookmark-ref text:reference-format="number-no-superior" text:ref-name="__RefNumPara__573525_129293691">E1</text:bookmark-ref></text:span><text:span text:style-name="T43">)</text:span><text:span text:style-name="T40">a</text:span><text:span text:style-name="T73">eeaouai</text:span></text:p>
      <text:p text:style-name="Standard"><text:soft-page-break/></text:p>
      <text:list xml:id="list202508905720495" text:continue-list="list20250739158383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0" text:outline-level="4"><text:bookmark-start text:name="_Ref397964834"/><text:bookmark-start text:name="__RefNumPara__618717_1787989191"/><text:bookmark-start text:name="__RefHeading___Toc523914673"/>aieeeeaaiia-oieeau<text:bookmark-end text:name="_Ref397964834"/><text:bookmark-end text:name="__RefNumPara__618717_1787989191"/><text:bookmark-end text:name="__RefHeading___Toc523914673"/></text:h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202508580083533" text:continue-list="list202508623516918" text:style-name="ex_5f_nr">
        <text:list-item>
          <text:p text:style-name="P59"><text:bookmark-start text:name="_Ref507003313"/><text:span text:style-name="cabecar_5f_orth"><text:span text:style-name="T29">I<text:tab/>-ë́=u̱=ë=i̱<text:tab/><text:tab/><text:tab/><text:tab/><text:tab/><text:tab/>ií-ë́=a̱<text:tab/>aé̱-ë́=á̱.</text:span></text:span><text:bookmark-end text:name="_Ref507003313"/></text:p>
        </text:list-item>
      </text:list>
      <text:p text:style-name="P3"/>
      <text:list xml:id="list202508735281595" text:continue-numbering="true" text:style-name="ex_5f_nr">
        <text:list-item>
          <text:p text:style-name="P59"><text:bookmark-start text:name="_Ref475351542"/><text:span text:style-name="cabecar_5f_orth"><text:span text:style-name="T29">Ié-á<text:tab/><text:tab/>a̱</text:span></text:span><text:span text:style-name="cabecar_5f_orth"><text:span text:style-name="T30"><text:tab/></text:span></text:span><text:span text:style-name="cabecar_5f_orth"><text:span text:style-name="T29">í<text:tab/>i-ë́<text:tab/><text:tab/>i-ë́=ë.</text:span></text:span><text:bookmark-end text:name="_Ref475351542"/></text:p>
        </text:list-item>
      </text:list>
      <text:p text:style-name="P11">3.-<text:span text:style-name="T3"><text:tab/></text:span><text:tab/><text:tab/>1.<text:tab/>oe-<text:tab/>a-<text:span text:style-name="T3">.</text:span>=<text:span text:style-name="T3">e</text:span></text:p>
      <text:p text:style-name="P6">‘eoueae.’</text:p>
      <text:list xml:id="list202507402656975" text:continue-numbering="true" text:style-name="ex_5f_nr">
        <text:list-item>
          <text:p text:style-name="P59"><text:bookmark-start text:name="_Ref395438849"/><text:span text:style-name="cabecar_5f_orth"><text:span text:style-name="T29">a̱é̱<text:tab/><text:tab/><text:tab/><text:tab/><text:tab/>aá<text:tab/>ä-ë́<text:tab/><text:tab/>uä-ë́</text:span></text:span><text:bookmark-end text:name="_Ref395438849"/><text:span text:style-name="cabecar_5f_orth"><text:span text:style-name="T29">.</text:span></text:span></text:p>
        </text:list-item>
      </text:list>
      <text:p text:style-name="P25">ae.oe<text:tab/><text:span text:style-name="T56">u</text:span><text:tab/><text:tab/>ea1-<text:span text:style-name="T3">i</text:span><text:tab/>oa-<text:span text:style-name="T3">.</text:span></text:p>
      <text:p text:style-name="P26"/>
      <text:list xml:id="list202507473301603" text:continue-numbering="true" text:style-name="ex_5f_nr">
        <text:list-item>
          <text:p text:style-name="ex_5f_a"><text:bookmark-start text:name="__RefNumPara__206110_2383760565"/>u<text:tab/><text:tab/>á̱a̱-á̱<text:tab/><text:tab/>á<text:tab/>ö́-ë́<text:tab/><text:tab/><text:tab/>ú̱a̱.<text:bookmark-end text:name="__RefNumPara__206110_2383760565"/></text:p>
        </text:list-item>
      </text:list>
      <text:p text:style-name="P39">oue<text:tab/>a-<text:tab/><text:span text:style-name="T3">e</text:span><text:tab/>o-<text:span text:style-name="T3">.</text:span><text:tab/>e.</text:p>
      <text:p text:style-name="P40">‘eoueaeuui/oui.’</text:p>
      <text:p text:style-name="P27"/>
      <text:p text:style-name="Standard"/>
      <text:list xml:id="list202507165744794" text:continue-list="list20250890572049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51" text:outline-level="4"><text:bookmark-start text:name="__RefHeading___Toc523914675"/>ooiioaaiia-oieeau<text:bookmark-end text:name="__RefHeading___Toc523914675"/></text:h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2492055554" text:style-name="diagram_5f_nr">
        <text:list-item>
          <text:p text:style-name="P56"><text:bookmark-start text:name="_Ref474236107"/>ooiioaaiia-oieeauouio<text:bookmark-end text:name="_Ref474236107"/></text:p>
        </text:list-item>
      </text:list>
      <text:p text:style-name="P7"/>
      <text:p text:style-name="P8"/>
      <text:list xml:id="list202508091980183" text:continue-list="list202507165744794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52" text:outline-level="5"><text:bookmark-start text:name="_Ref476766153"/><text:bookmark-start text:name="__RefHeading___Toc523914677"/><text:bookmark-start text:name="_Ref473997298"/><text:bookmark-start text:name="_Ref393114735"/><text:bookmark-start text:name="_Ref476849530"/><text:bookmark-start text:name="_Ref474003303"/>oaaieau<text:bookmark-end text:name="_Ref476766153"/><text:bookmark-end text:name="__RefHeading___Toc523914677"/><text:bookmark-end text:name="_Ref476849530"/><text:bookmark-end text:name="_Ref474003303"/></text:h>
                          <text:list>
                            <text:list-item>
                              <text:h text:style-name="P53" text:outline-level="6">aueioaaieau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202508268057060" text:continue-list="list2492055554" text:style-name="diagram_5f_nr">
        <text:list-item>
          <text:p text:style-name="P57"><text:bookmark text:name="_Ref486691993"/>aueioaaieau</text:p>
        </text:list-item>
      </text:list>
      <text:list xml:id="list202507712563499" text:continue-list="list20250809198018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54" text:outline-level="6"><text:bookmark-start text:name="_Ref473996908"/><text:bookmark-start text:name="__RefHeading___Toc117910_2900086961"/><text:bookmark-start text:name="__RefNumPara__312686_3618361059"/>Auoeuaiaiiai<text:bookmark-end text:name="_Ref473996908"/><text:bookmark-end text:name="__RefHeading___Toc117910_2900086961"/><text:bookmark-end text:name="__RefNumPara__312686_3618361059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2508813608880" text:continue-list="list202507473301603" text:style-name="ex_5f_nr">
        <text:list-item>
          <text:p text:style-name="P61"><text:bookmark-start text:name="_Ref473489934"/><text:bookmark-start text:name="__RefNumPara__782675_1037201940"/>iá<text:tab/><text:tab/><text:tab/>áö<text:tab/>ö́-ë́<text:tab/><text:tab/><text:tab/>ëë́<text:tab/><text:tab/><text:tab/><text:tab/>aí<text:bookmark-end text:name="_Ref473489934"/><text:bookmark-end text:name="__RefNumPara__782675_1037201940"/></text:p>
        </text:list-item>
      </text:list>
      <text:p text:style-name="P13">ea.a<text:tab/>iee<text:tab/>o-<text:span text:style-name="T3">.</text:span><text:tab/>o.ao<text:tab/></text:p>
      <text:p text:style-name="P16">‘ieeoeaaaoeio[eio]aoao’(e_05.2)</text:p>
      <text:list xml:id="list202508016175222" text:continue-numbering="true" text:style-name="ex_5f_nr">
        <text:list-item>
          <text:p text:style-name="P61"><text:bookmark-start text:name="_Ref395030768"/>öö́uaë́i<text:tab/><text:tab/>e<text:tab/><text:tab/>á<text:tab/><text:tab/>-á=a̱<text:tab/><text:tab/><text:tab/><text:tab/>a<text:tab/><text:tab/>á<text:tab/><text:tab/>ää́--é̱<text:tab/><text:tab/><text:tab/><text:tab/>öö́<text:tab/>ä́i<text:bookmark-end text:name="_Ref395030768"/></text:p>
        </text:list-item>
      </text:list>
      <text:p text:style-name="P4"/>
      <text:list xml:id="list202508132469416" text:continue-numbering="true" text:style-name="ex_5f_nr">
        <text:list-item>
          <text:p text:style-name="P61"><text:bookmark-start text:name="_Ref473995480"/>á<text:tab/><text:tab/>-ä́=é̱<text:tab/><text:tab/><text:tab/>á<text:tab/><text:tab/>ä́i.<text:bookmark-end text:name="_Ref473995480"/></text:p>
        </text:list-item>
      </text:list>
      <text:p text:style-name="P5">1.<text:tab/><text:tab/>a-<text:span text:style-name="T3">i</text:span>=<text:span text:style-name="T3">i2</text:span><text:tab/>[2.<text:span text:style-name="T3"><text:tab/></text:span><text:tab/>]</text:p>
      <text:p text:style-name="P9"/>
      <text:list xml:id="list202507723961661" text:continue-numbering="true" text:style-name="ex_5f_nr">
        <text:list-item>
          <text:p text:style-name="P61"><text:bookmark-start text:name="_Ref473995625"/>aíaé<text:tab/><text:tab/><text:tab/>ä<text:tab/><text:tab/>áá=í̱<text:tab/><text:tab/><text:tab/>i<text:tab/>é<text:tab/><text:tab/><text:tab/><text:tab/><text:tab/><text:tab/><text:tab/>ä́i.<text:bookmark-end text:name="_Ref473995625"/></text:p>
        </text:list-item>
      </text:list>
      <text:p text:style-name="P5">aía<text:tab/><text:span text:style-name="T3">.e</text:span><text:tab/><text:span text:style-name="T3">o</text:span><text:tab/>ie=<text:tab/>[3<text:tab/>ae.e.ii<text:tab/>]</text:p>
      <text:p text:style-name="P6">‘aíaiaeaeie.’</text:p>
      <text:p text:style-name="paragraph_5f_w_5f_lead"><text:bookmark-end text:name="_Ref473997298"/><text:bookmark-end text:name="_Ref393114735"/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Mincho" svg:font-family="'MS Mincho', 'Arial Unicode MS'" style:font-family-generic="roman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none" style:country-asian="none" style:font-name-complex="Cambria" style:font-family-complex="Cambria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paragraph_5f_w_5f_lead" style:list-style-name="Numbering_20_123" style:class="text">
      <style:paragraph-properties fo:margin-top="0.212cm" fo:margin-bottom="0cm" style:contextual-spacing="false" fo:keep-together="always" fo:orphans="0" fo:widows="0" fo:hyphenation-ladder-count="no-limit" fo:keep-with-next="always" style:text-autospace="non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weight="bold" style:letter-kerning="true" style:language-asian="zh" style:country-asian="CN" style:font-weight-asian="bold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List" style:family="paragraph" style:parent-style-name="Standard" style:class="list">
      <style:paragraph-properties fo:margin-left="0.499cm" fo:margin-right="0cm" fo:text-indent="-0.499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847cm" fo:margin-bottom="2.117cm" style:contextual-spacing="false" fo:break-before="pag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variant="small-caps" fo:font-size="15pt" style:letter-kerning="true" style:font-size-asian="15pt" style:font-name-complex="Times New Roman" style:font-family-complex="'Times New Roman'" style:font-family-generic-complex="roman" style:font-pitch-complex="variable" style:font-size-complex="15pt"/>
    </style:style>
    <style:style style:name="Heading_20_2" style:display-name="Heading 2" style:family="paragraph" style:parent-style-name="Heading" style:next-style-name="paragraph_5f_w_5f_lead" style:default-outline-level="2" style:list-style-name="Outline" style:class="text">
      <style:text-properties fo:font-size="13.5pt" style:font-size-asian="13.5pt" style:font-name-complex="Times New Roman" style:font-family-complex="'Times New Roman'" style:font-family-generic-complex="roman" style:font-pitch-complex="variable" style:font-size-complex="13.5pt"/>
    </style:style>
    <style:style style:name="Heading_20_3" style:display-name="Heading 3" style:family="paragraph" style:parent-style-name="Heading" style:next-style-name="paragraph_5f_w_5f_lead" style:default-outline-level="3" style:list-style-name="Outline" style:class="text">
      <style:paragraph-properties fo:margin-left="1.27cm" fo:margin-right="0cm" fo:text-indent="-1.27cm" style:auto-text-indent="false">
        <style:tab-stops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3pt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4" style:display-name="Heading 4" style:family="paragraph" style:parent-style-name="Heading" style:next-style-name="paragraph_5f_w_5f_lead" style:default-outline-level="4" style:list-style-name="Outline" style:class="text">
      <style:paragraph-properties>
        <style:tab-stops>
          <style:tab-stop style:position="0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2.5pt" style:font-size-asian="12.5pt" style:font-name-complex="Times New Roman" style:font-family-complex="'Times New Roman'" style:font-family-generic-complex="roman" style:font-pitch-complex="variable" style:font-size-complex="12.5pt"/>
    </style:style>
    <style:style style:name="Heading_20_5" style:display-name="Heading 5" style:family="paragraph" style:parent-style-name="Heading" style:next-style-name="paragraph_5f_w_5f_lead" style:default-outline-level="5" style:list-style-name="Outline" style:class="text" style:master-page-name="">
      <style:paragraph-properties style:page-number="auto">
        <style:tab-stops>
          <style:tab-stop style:position="0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Heading" style:next-style-name="paragraph_5f_w_5f_lead" style:default-outline-level="6" style:list-style-name="Outline" style:class="text">
      <style:paragraph-properties>
        <style:tab-stops>
          <style:tab-stop style:position="0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weight="normal" style:letter-kerning="true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>
        <style:tab-stops>
          <style:tab-stop style:position="0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Heading_20_8" style:display-name="Heading 8" style:family="paragraph" style:parent-style-name="Heading" style:next-style-name="paragraph_5f_w_5f_lead" style:default-outline-level="8" style:list-style-name="Outline" style:class="text">
      <style:paragraph-properties fo:margin-top="0.423cm" fo:margin-bottom="0.106cm" style:contextual-spacing="false"/>
      <style:text-properties fo:font-weight="normal" style:font-weight-asian="normal" style:font-name-complex="Times New Roman" style:font-family-complex="'Times New Roman'" style:font-family-generic-complex="roman" style:font-pitch-complex="variable" style:font-weight-complex="normal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Sprechblasentext" style:family="paragraph" loext:hidden="true" style:hidden="true" style:parent-style-name="Standard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ragraph_5f_w_5f_lead" style:display-name="paragraph_w_lead" style:family="paragraph" style:parent-style-name="Text_20_body" style:next-style-name="paragraph_5f_w_5f_tab">
      <style:paragraph-properties fo:margin-top="0.212cm" fo:margin-bottom="0cm" style:contextual-spacing="false"/>
    </style:style>
    <style:style style:name="paragraph_5f_w_5f_tab" style:display-name="paragraph_w_tab" style:family="paragraph" style:parent-style-name="Text_20_body">
      <style:paragraph-properties fo:margin-left="0cm" fo:margin-right="0cm" fo:text-indent="0.63cm" style:auto-text-indent="false"/>
    </style:style>
    <style:style style:name="Footnote" style:family="paragraph" style:parent-style-name="Text_20_body" style:class="extra">
      <style:paragraph-properties>
        <style:tab-stops>
          <style:tab-stop style:position="0cm"/>
          <style:tab-stop style:position="0.499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caption_5f_diagram" style:display-name="caption_diagram" style:family="paragraph" style:parent-style-name="Standard" style:next-style-name="Standard" style:list-style-name="diagram_5f_nr">
      <style:paragraph-properties fo:margin-top="0.423cm" fo:margin-bottom="0.212cm" style:contextual-spacing="false" fo:keep-together="always" fo:keep-with-next="always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list_5f_item" style:display-name="list_item" style:family="paragraph" style:parent-style-name="Text_20_body">
      <style:paragraph-properties fo:margin-left="0.63cm" fo:margin-right="0cm" fo:text-indent="-0.63cm" style:auto-text-indent="false">
        <style:tab-stops>
          <style:tab-stop style:position="0cm"/>
          <style:tab-stop style:position="0.63cm"/>
          <style:tab-stop style:position="1.27cm"/>
          <style:tab-stop style:position="1.9cm"/>
        </style:tab-stops>
      </style:paragraph-properties>
    </style:style>
    <style:style style:name="list_5f_item_5f_w_5f_number" style:display-name="list_item_w_number" style:family="paragraph" style:parent-style-name="list_5f_item" style:list-style-name="Numbering_20_123">
      <style:paragraph-properties fo:margin-left="0.63cm" fo:margin-right="0cm" fo:text-indent="-0.63cm" style:auto-text-indent="false">
        <style:tab-stops>
          <style:tab-stop style:position="0.63cm"/>
          <style:tab-stop style:position="1.27cm"/>
        </style:tab-stops>
      </style:paragraph-properties>
    </style:style>
    <style:style style:name="Dokumentstruktur" style:family="paragraph" loext:hidden="true" style:hidden="true" style:parent-style-name="Standard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ex_5f_translation" style:display-name="ex_translation" style:family="paragraph" style:parent-style-name="Text_20_body" style:next-style-name="paragraph_5f_w_5f_lead">
      <style:paragraph-properties fo:margin-left="1.27cm" fo:margin-right="0cm" fo:text-indent="0cm" style:auto-text-indent="false"/>
    </style:style>
    <style:style style:name="ex_5f_a" style:display-name="ex_a" style:family="paragraph" style:parent-style-name="Standard" style:next-style-name="ex_5f_gloss" style:list-style-name="ex_5f_nr">
      <style:paragraph-properties fo:margin-top="0.212cm" fo:margin-bottom="0cm" style:contextual-spacing="false" fo:keep-together="always" fo:keep-with-next="always">
        <style:tab-stops>
          <style:tab-stop style:position="0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color="#008000" loext:opacity="100%" fo:language="zxx" fo:country="non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ex_5f_gloss" style:display-name="ex_gloss" style:family="paragraph" style:parent-style-name="Standard" style:next-style-name="ex_5f_translation">
      <style:paragraph-properties fo:margin-left="1.27cm" fo:margin-right="0cm" fo:keep-together="always" fo:text-indent="0cm" style:auto-text-indent="false" fo:keep-with-next="always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list_5f_item_5f_w_5f_letter" style:display-name="list_item_w_letter" style:family="paragraph" style:parent-style-name="list_5f_item" style:list-style-name="Numbering_20_abc">
      <style:paragraph-properties fo:margin-left="1.27cm" fo:margin-right="0cm" fo:text-indent="-0.63cm" style:auto-text-indent="false">
        <style:tab-stops>
          <style:tab-stop style:position="1.27cm"/>
          <style:tab-stop style:position="1.9c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0cm"/>
          <style:tab-stop style:position="2.401cm"/>
          <style:tab-stop style:position="2.801cm"/>
          <style:tab-stop style:position="3.2cm"/>
          <style:tab-stop style:position="3.6cm"/>
          <style:tab-stop style:position="4.401cm"/>
          <style:tab-stop style:position="4.801cm"/>
          <style:tab-stop style:position="5.2cm"/>
          <style:tab-stop style:position="5.6cm"/>
          <style:tab-stop style:position="6.401cm"/>
          <style:tab-stop style:position="6.802cm"/>
          <style:tab-stop style:position="7.2cm"/>
          <style:tab-stop style:position="7.601cm"/>
          <style:tab-stop style:position="8.001cm" style:type="center"/>
          <style:tab-stop style:position="8.401cm"/>
          <style:tab-stop style:position="8.802cm"/>
          <style:tab-stop style:position="9.2cm"/>
          <style:tab-stop style:position="9.601cm"/>
          <style:tab-stop style:position="10.402cm"/>
          <style:tab-stop style:position="10.802cm"/>
          <style:tab-stop style:position="11.201cm"/>
          <style:tab-stop style:position="11.601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  <style:tab-stop style:position="16.002cm" style:type="right"/>
        </style:tab-stops>
      </style:paragraph-properties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bibl_5f_entry" style:display-name="bibl_entry" style:family="paragraph" style:parent-style-name="Text_20_body">
      <style:paragraph-properties fo:margin-left="0.63cm" fo:margin-right="0cm" fo:text-indent="-0.63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caption_5f_table" style:display-name="caption_table" style:family="paragraph" style:parent-style-name="Standard" style:next-style-name="Standard" style:list-style-name="table_5f_nr">
      <style:paragraph-properties fo:margin-top="0.423cm" fo:margin-bottom="0.212cm" style:contextual-spacing="false" fo:keep-together="always" fo:keep-with-next="always">
        <style:tab-stops>
          <style:tab-stop style:position="0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ex_5f_b" style:display-name="ex_b" style:family="paragraph" style:parent-style-name="ex_5f_a" style:next-style-name="ex_5f_gloss" style:list-style-name="">
      <style:paragraph-properties fo:margin-left="1.27cm" fo:margin-right="0cm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clause_5f_id" style:display-name="clause_id" style:family="paragraph" style:parent-style-name="Standard" style:next-style-name="Text_20_body">
      <style:paragraph-properties fo:keep-with-next="always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color="#0000ff" loext:opacity="100%" fo:font-size="11pt" style:font-size-asian="11pt" style:font-size-complex="11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>
        <style:tab-stops>
          <style:tab-stop style:position="2.401cm"/>
          <style:tab-stop style:position="2.801cm"/>
          <style:tab-stop style:position="3.2cm"/>
          <style:tab-stop style:position="3.6cm"/>
          <style:tab-stop style:position="4.401cm"/>
          <style:tab-stop style:position="4.801cm"/>
          <style:tab-stop style:position="5.2cm"/>
          <style:tab-stop style:position="5.6cm"/>
          <style:tab-stop style:position="6.401cm"/>
          <style:tab-stop style:position="6.802cm"/>
          <style:tab-stop style:position="7.2cm"/>
          <style:tab-stop style:position="7.601cm"/>
          <style:tab-stop style:position="8.401cm"/>
          <style:tab-stop style:position="8.802cm"/>
          <style:tab-stop style:position="9.2cm"/>
          <style:tab-stop style:position="9.601cm"/>
          <style:tab-stop style:position="10.402cm"/>
          <style:tab-stop style:position="10.802cm"/>
          <style:tab-stop style:position="11.201cm"/>
          <style:tab-stop style:position="11.601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Kommentartext" style:family="paragraph" loext:hidden="true" style:hidden="true" style:parent-style-name="Standard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0pt" fo:language="es" fo:country="CR" style:font-size-asian="10pt" style:font-name-complex="Times New Roman" style:font-family-complex="'Times New Roman'" style:font-family-generic-complex="roman" style:font-pitch-complex="variable" style:font-size-complex="10pt"/>
    </style:style>
    <style:style style:name="Aufzählungszeichen" style:family="paragraph" loext:hidden="true" style:hidden="true" style:parent-style-name="Standard">
      <style:paragraph-properties fo:margin-left="0.635cm" fo:margin-right="0cm" fo:text-indent="-0.635cm" style:auto-text-indent="false">
        <style:tab-stops>
          <style:tab-stop style:position="0cm"/>
          <style:tab-stop style:position="0.635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caption_5f_rule" style:display-name="caption_rule" style:family="paragraph" style:parent-style-name="Standard" style:next-style-name="Standard" style:list-style-name="rule_5f_nr">
      <style:paragraph-properties fo:margin-top="0.423cm" fo:margin-bottom="0.212cm" style:contextual-spacing="false" fo:keep-together="always" fo:keep-with-next="always">
        <style:tab-stops>
          <style:tab-stop style:position="0cm"/>
          <style:tab-stop style:position="2cm"/>
        </style:tab-stops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gloss" style:family="paragraph" style:parent-style-name="Standard" style:next-style-name="Standard">
      <style:paragraph-properties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orig_5f_text_5f_line" style:display-name="orig_text_line" style:family="paragraph" style:parent-style-name="Standard" style:next-style-name="gloss">
      <style:paragraph-properties fo:keep-with-next="always"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fo:color="#008000" loext:opacity="100%" fo:language="av" fo:country="RU"/>
    </style:style>
    <style:style style:name="glossary_5f_entry" style:display-name="glossary_entry" style:family="paragraph" style:parent-style-name="Standard">
      <style:paragraph-properties fo:margin-left="2.701cm" fo:margin-right="0cm" fo:text-align="start" style:justify-single-word="false" fo:text-indent="-2.701cm" style:auto-text-indent="false">
        <style:tab-stops>
          <style:tab-stop style:position="2.701cm"/>
          <style:tab-stop style:position="3cm"/>
          <style:tab-stop style:position="3.3cm"/>
          <style:tab-stop style:position="3.6cm"/>
        </style:tab-stops>
      </style:paragraph-properties>
      <style:text-properties fo:font-size="11pt" style:font-size-asian="11pt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Kommentarthema" style:family="paragraph" loext:hidden="true" style:hidden="true" style:parent-style-name="Kommentartext" style:next-style-name="Kommentar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ist_5f_item_5f_w_5f_bullet_5f_2" style:display-name="list_item_w_bullet_2" style:family="paragraph" style:parent-style-name="list_5f_item" style:list-style-name="enum_5f_bullet_5f_hollow">
      <style:paragraph-properties fo:margin-left="1.9cm" fo:margin-right="0cm" fo:text-indent="-0.63cm" style:auto-text-indent="false">
        <style:tab-stops>
          <style:tab-stop style:position="1.27cm"/>
          <style:tab-stop style:position="1.9cm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abbr_5f_entry" style:display-name="abbr_entry" style:family="paragraph" style:parent-style-name="Standard">
      <style:paragraph-properties fo:margin-left="1.6cm" fo:margin-right="0cm" fo:text-indent="-1.6cm" style:auto-text-indent="false">
        <style:tab-stops>
          <style:tab-stop style:position="2cm"/>
        </style:tab-stops>
      </style:paragraph-properties>
    </style:style>
    <style:style style:name="Anrede" style:family="paragraph" loext:hidden="true" style:hidden="true" style:parent-style-name="Standard" style:next-style-name="Standard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Aufzählungszeichen_20_2" style:display-name="Aufzählungszeichen 2" style:family="paragraph" loext:hidden="true" style:hidden="true" style:parent-style-name="Standard">
      <style:paragraph-properties fo:margin-left="1.134cm" fo:margin-right="0cm" fo:text-indent="-0.635cm" style:auto-text-indent="false">
        <style:tab-stops>
          <style:tab-stop style:position="0cm"/>
          <style:tab-stop style:position="0.762cm"/>
          <style:tab-stop style:position="1.134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Aufzählungszeichen_20_3" style:display-name="Aufzählungszeichen 3" style:family="paragraph" loext:hidden="true" style:hidden="true" style:parent-style-name="Standard">
      <style:paragraph-properties fo:margin-left="1.633cm" fo:margin-right="0cm" fo:text-indent="-0.635cm" style:auto-text-indent="false">
        <style:tab-stops>
          <style:tab-stop style:position="0cm"/>
          <style:tab-stop style:position="0.762cm"/>
          <style:tab-stop style:position="1.27cm"/>
          <style:tab-stop style:position="1.633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Aufzählungszeichen_20_4" style:display-name="Aufzählungszeichen 4" style:family="paragraph" loext:hidden="true" style:hidden="true" style:parent-style-name="Standard">
      <style:paragraph-properties fo:margin-left="2.133cm" fo:margin-right="0cm" fo:text-indent="-0.635cm" style:auto-text-indent="false">
        <style:tab-stops>
          <style:tab-stop style:position="0cm"/>
          <style:tab-stop style:position="1.3cm"/>
          <style:tab-stop style:position="2cm"/>
          <style:tab-stop style:position="2.133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Aufzählungszeichen_20_5" style:display-name="Aufzählungszeichen 5" style:family="paragraph" loext:hidden="true" style:hidden="true" style:parent-style-name="Standard">
      <style:paragraph-properties fo:margin-left="2.632cm" fo:margin-right="0cm" fo:text-indent="-0.635cm" style:auto-text-indent="false">
        <style:tab-stops>
          <style:tab-stop style:position="0cm"/>
          <style:tab-stop style:position="1.3cm"/>
          <style:tab-stop style:position="2cm"/>
          <style:tab-stop style:position="2.401cm"/>
          <style:tab-stop style:position="2.535cm"/>
          <style:tab-stop style:position="2.632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Blocktext" style:family="paragraph" loext:hidden="true" style:hidden="true" style:parent-style-name="Standard">
      <style:paragraph-properties fo:margin-left="2.54cm" fo:margin-right="2.54cm" fo:margin-top="0cm" fo:margin-bottom="0.212cm" style:contextual-spacing="false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E-Mail-Signatur" style:family="paragraph" loext:hidden="true" style:hidden="true" style:parent-style-name="Standard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Salutation" style:family="paragraph" style:parent-style-name="Standard" style:class="text">
      <style:paragraph-properties fo:margin-left="7.5cm" fo:margin-right="0cm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-complex="Times New Roman" style:font-family-complex="'Times New Roman'" style:font-family-generic-complex="roman" style:font-pitch-complex="variable"/>
    </style:style>
    <style:style style:name="Listennummer_20_5" style:display-name="Listennummer 5" style:family="paragraph" loext:hidden="true" style:hidden="true" style:parent-style-name="Standard">
      <style:paragraph-properties fo:margin-left="2.632cm" fo:margin-right="0cm" fo:text-indent="-0.635cm" style:auto-text-indent="false">
        <style:tab-stops>
          <style:tab-stop style:position="0cm"/>
          <style:tab-stop style:position="1.3cm"/>
          <style:tab-stop style:position="2cm"/>
          <style:tab-stop style:position="2.401cm"/>
          <style:tab-stop style:position="2.632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Title" style:family="paragraph" style:parent-style-name="Standard" style:next-style-name="Text_20_body" style:default-outline-level="1" style:list-style-name="" style:class="chapter">
      <style:paragraph-properties fo:margin-top="0.423cm" fo:margin-bottom="0.106cm" style:contextual-spacing="false" fo:text-align="center" style:justify-single-word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ender" style:family="paragraph" style:parent-style-name="Standard" style:class="extra">
      <style:paragraph-properties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Addressee" style:family="paragraph" style:parent-style-name="Standard" style:class="extra">
      <style:paragraph-properties fo:margin-left="0.002cm" fo:margin-right="0cm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Signature" style:family="paragraph" style:parent-style-name="Standard" style:class="text">
      <style:paragraph-properties fo:margin-left="7.5cm" fo:margin-right="0cm" fo:text-indent="0cm" style:auto-text-indent="false">
        <style:tab-stops>
          <style:tab-stop style:position="0cm"/>
          <style:tab-stop style:position="1.27cm"/>
          <style:tab-stop style:position="2cm"/>
          <style:tab-stop style:position="2.401cm"/>
          <style:tab-stop style:position="2.801cm"/>
          <style:tab-stop style:position="3.2cm"/>
          <style:tab-stop style:position="3.6cm"/>
          <style:tab-stop style:position="4.001cm"/>
          <style:tab-stop style:position="4.401cm"/>
          <style:tab-stop style:position="4.801cm"/>
          <style:tab-stop style:position="5.2cm"/>
          <style:tab-stop style:position="5.6cm"/>
          <style:tab-stop style:position="6.001cm"/>
          <style:tab-stop style:position="6.401cm"/>
          <style:tab-stop style:position="6.802cm"/>
          <style:tab-stop style:position="7.2cm"/>
          <style:tab-stop style:position="7.601cm"/>
          <style:tab-stop style:position="8.001cm"/>
          <style:tab-stop style:position="8.401cm"/>
          <style:tab-stop style:position="8.802cm"/>
          <style:tab-stop style:position="9.2cm"/>
          <style:tab-stop style:position="9.601cm"/>
          <style:tab-stop style:position="10.001cm"/>
          <style:tab-stop style:position="10.402cm"/>
          <style:tab-stop style:position="10.802cm"/>
          <style:tab-stop style:position="11.201cm"/>
          <style:tab-stop style:position="11.601cm"/>
          <style:tab-stop style:position="12.002cm"/>
          <style:tab-stop style:position="12.402cm"/>
          <style:tab-stop style:position="12.802cm"/>
          <style:tab-stop style:position="13.201cm"/>
          <style:tab-stop style:position="13.601cm"/>
          <style:tab-stop style:position="14.002cm"/>
          <style:tab-stop style:position="14.402cm"/>
          <style:tab-stop style:position="14.803cm"/>
          <style:tab-stop style:position="15.201cm"/>
          <style:tab-stop style:position="15.602cm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cm" fo:border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1" style:display-name="Numbering 1" style:family="paragraph" style:parent-style-name="List" style:list-style-name="Numbering_20_123" style:class="list">
      <style:paragraph-properties fo:margin-top="0cm" fo:margin-bottom="0.212cm" style:contextual-spacing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5f_item_5f_w_5f_bullet_5f_1" style:display-name="list_item_w_bullet_1" style:family="paragraph" style:parent-style-name="list_5f_item" style:list-style-name="List_20_1">
      <style:paragraph-properties fo:margin-left="1.27cm" fo:margin-right="0cm" fo:text-indent="-0.4cm" style:auto-text-indent="false">
        <style:tab-stops>
          <style:tab-stop style:position="0.801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5f_item_5f_w_5f_bullet_5f_0" style:display-name="list_item_w_bullet_0" style:family="paragraph" style:parent-style-name="list_5f_item_5f_w_5f_bullet_5f_1">
      <style:paragraph-properties fo:margin-left="0.63cm" fo:margin-right="0cm" fo:text-indent="-0.4cm" style:auto-text-indent="false">
        <style:tab-stops>
          <style:tab-stop style:position="0.63cm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fo:language="es" fo:country="CR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CR" style:font-name-asian="Cambria1" style:font-family-asian="Cambria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_5f_struct" style:display-name="variable_struct" style:family="text">
      <style:text-properties fo:color="#5555ff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use-window-font-color="true" loext:opacity="0%" style:text-position="super 58%" style:font-name="Times New Roman" fo:font-family="'Times New Roman'" style:font-family-generic="roman" style:font-pitch="variable" fo:font-size="12pt" fo:language="en" fo:country="US" fo:font-weight="normal" style:font-name-complex="Times New Roman" style:font-family-complex="'Times New Roman'" style:font-family-generic-complex="roman" style:font-pitch-complex="variable"/>
    </style:style>
    <style:style style:name="cabecar_5f_phon" style:display-name="cabecar_phon" style:family="text">
      <style:text-properties fo:color="#3366ff" loext:opacity="100%" style:font-name="Cambria" fo:font-family="Cambria" style:font-family-generic="roman" style:font-pitch="variable" fo:language="zxx" fo:country="none" style:font-size-asian="10.5pt" style:language-asian="none" style:country-asian="none" style:font-name-complex="Cambria" style:font-family-complex="Cambria" style:font-family-generic-complex="roman" style:font-pitch-complex="variable"/>
    </style:style>
    <style:style style:name="Page_20_Number" style:display-name="Page Number" style:family="text">
      <style:text-properties fo:color="#000000" loext:opacity="100%" style:font-name="Cambria" fo:font-family="Cambria" style:font-family-generic="roman" style:font-pitch="variable" fo:font-size="12pt" style:text-underline-style="none" style:font-size-asian="12pt" style:font-name-complex="Cambria" style:font-family-complex="Cambria" style:font-family-generic-complex="roman" style:font-pitch-complex="variable" style:font-size-complex="12pt"/>
    </style:style>
    <style:style style:name="Kommentarzeichen" style:family="text">
      <style:text-properties style:font-name="Cambria" fo:font-family="Cambria" style:font-family-generic="roman" style:font-pitch="variable" fo:font-size="8pt" style:font-size-asian="8pt" style:font-name-complex="Cambria" style:font-family-complex="Cambria" style:font-family-generic-complex="roman" style:font-pitch-complex="variable" style:font-size-complex="8pt"/>
    </style:style>
    <style:style style:name="cabecar_5f_orth" style:display-name="cabecar_orth" style:family="text">
      <style:text-properties fo:color="#008000" loext:opacity="100%" style:font-name="Cambria" fo:font-family="Cambria" style:font-family-generic="roman" style:font-pitch="variable" fo:language="zxx" fo:country="none" style:font-size-asian="10.5pt" style:language-asian="none" style:country-asian="none" style:font-name-complex="Cambria" style:font-family-complex="Cambria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perr" style:family="text">
      <style:text-properties fo:letter-spacing="0.071cm"/>
    </style:style>
    <style:style style:name="Visited_20_Internet_20_Link" style:display-name="Visited Internet Link" style:family="text" loext:hidden="true" style:hidden="true">
      <style:text-properties fo:color="#800080" loext:opacity="100%" style:text-underline-style="solid" style:text-underline-width="auto" style:text-underline-color="font-color"/>
    </style:style>
    <style:style style:name="variable_5f_sem" style:display-name="variable_sem" style:family="text">
      <style:text-properties fo:color="#ff0000" loext:opacity="100%" style:text-underline-style="solid" style:text-underline-type="double" style:text-underline-width="auto" style:text-underline-color="font-color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/>
    <style:style style:name="Bullet_20_Symbols_20__28_user_29_" style:display-name="Bullet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able_5f_row" style:display-name="table_row">
      <text:list-level-style-number text:level="1" text:style-name="Numbering_20_Symbols" loext:num-list-format="%1%" style:num-format="1">
        <style:list-level-properties text:list-level-position-and-space-mode="label-alignment" fo:text-align="end">
          <style:list-level-label-alignment text:label-followed-by="space" fo:text-inden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x_5f_nr" style:display-name="ex_nr" text:consecutive-numbering="true">
      <text:list-level-style-number text:level="1" loext:num-list-format="E%1%" style:num-prefix="E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diagram_5f_nr" style:display-name="diagram_nr" text:consecutive-numbering="true">
      <text:list-level-style-number text:level="1" loext:num-list-format="Diagram %1%" style:num-prefix="Diagram " style:num-format="1">
        <style:list-level-properties text:list-level-position-and-space-mode="label-alignment">
          <style:list-level-label-alignment text:label-followed-by="listtab" text:list-tab-stop-position="2.401cm" fo:text-indent="-2.401cm" fo:margin-left="2.40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um_5f_bullet_5f_solid" style:display-name="enum_bullet_solid">
      <text:list-level-style-bullet text:level="1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57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ule_5f_nr" style:display-name="rule_nr" text:consecutive-numbering="true">
      <text:list-level-style-number text:level="1" loext:num-list-format="Rule %1%" style:num-prefix="Rule 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num_5f_bullet_5f_hollow" style:display-name="enum_bullet_hollow" text:consecutive-numbering="true">
      <text:list-level-style-bullet text:level="1" loext:num-list-format="%1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3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ble_5f_nr" style:display-name="table_nr" text:consecutive-numbering="true">
      <text:list-level-style-number text:level="1" loext:num-list-format="Table %1%" style:num-prefix="Table 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day/>
      <number:text> </number:text>
      <number:month number:style="long" number:textual="true"/>
      <number:text> </number:text>
      <number:year number:style="long"/>
    </number:date-style>
    <number:date-style style:name="N104">
      <number:day/>
      <number:text>.</number:text>
      <number:month number:style="long" number:textual="true"/>
      <number:text> </number:text>
      <number:year number:style="long"/>
    </number:date-style>
    <number:date-style style:name="N10123" number:language="en" number:country="US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/>
      <number:text>/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.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.635cm" style:auto-text-indent="false"/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T1" style:family="text">
      <style:text-properties fo:font-style="normal" style:font-style-asian="italic" style:font-style-complex="italic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transparent" draw:fill="none" draw:fill-color="#ff6d6d" draw:opacity="0%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columns fo:column-count="1" fo:column-gap="0cm"/>
        <style:footnote-sep style:width="0.018cm" style:distance-before-sep="0.199cm" style:distance-after-sep="0.199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99cm" style:distance-after-sep="0.199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Page_#482" text:anchor-type="paragraph" svg:y="0.002cm" draw:z-index="4"><draw:text-box fo:min-height="0.058cm" fo:min-width="0.041cm"><text:p text:style-name="Header"><text:span text:style-name="Page_20_Number"><text:span text:style-name="MT1"><text:page-number text:select-page="current">7</text:page-number></text:span></text:span></text:p></draw:text-box></draw:frame>eaeaauae</text:p>
      </style:header>
      <style:header-first>
        <text:p text:style-name="MP1"><draw:frame draw:style-name="Mfr2" draw:name="Page_#40" text:anchor-type="paragraph" svg:y="0cm" draw:z-index="5"><draw:text-box fo:min-height="0.06cm" fo:min-width="0.041cm"><text:p text:style-name="Header"><text:span text:style-name="Page_20_Number"><text:span text:style-name="MT1"><text:page-number text:select-page="current">2</text:page-number></text:span></text:span></text:p></draw:text-box></draw:frame>eaeaauae</text:p>
      </style:header-first>
      <style:footer>
        <text:p text:style-name="MP2"/>
      </style:footer>
      <style:footer-first>
        <text:p text:style-name="MP2"/>
      </style:footer-first>
    </style:master-page>
    <style:master-page style:name="Landscape" style:page-layout-name="Mpm2" draw:style-name="Mdp2"/>
    <style:master-page style:name="First_20_Page" style:display-name="First Page" style:page-layout-name="Mpm3" draw:style-name="Mdp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 Cabecar language</dc:title>
    <meta:initial-creator>Christian Lehmann</meta:initial-creator>
    <meta:editing-cycles>1129</meta:editing-cycles>
    <meta:generator>LibreOfficeDev/7.4.0.0.alpha0$Linux_X86_64 LibreOffice_project/9b2c6bbcc330cd19d41ed25f95589c700d435b2c</meta:generator>
    <meta:editing-duration>P9DT14H47M23S</meta:editing-duration>
    <meta:printed-by>Christian Lehmann</meta:printed-by>
    <dc:date>2022-01-24T20:25:06.629684533</dc:date>
    <dc:description>15.01.17 iniciada la versión 5, con una  bisección y reorganización total de lo que era el cap. 6 de la versión 4.
16.01.17 iniciada la versión 6, ya que la 5 estaba rota
13.02.17 versión 6 reparada; redenominada #7. La numeración de los ejemplos corresponde a aquella del archivo negation.doc
05.03.17 iniciada la versión 8
07.03.17 convertí las construcciones posposicionales en capítulo superior y trasladé al frente de las construcciones adverbiales.
06.07.17 volví a reemplazar el adscriptivo por la cópula
20.07.17 modificaciones por GG; versión 11
06.08.17 reparé las plantillas, escribí versión 12
10.08.17 reorganicé el cap. de las relativas, escribí versión 13
12.10.17 varias emendaciones
13.01.18 Inserté el capítulo sobre las construcciones infinitivales y escribí versión 14.
29.01.18 fusioné las dos secciones sobre la alternación activa-media en una y escribí la versión 15
07.03.18 ascendí el glosario al rango de un capitulo principal de la descripción y escribí la versión 16
24.03.18 reparé el archivo, escribí la versión 17
03.09.18 guardé el archivo como Word 2003 y escribí versión 19.
19.12.18 guardé la versión 19 del 28.09.18 y escribí la versión 20
21.02.19 eliminé un conflicto de versiones y escribí versión 21
07.05.19 reordené los cap. 10.4 – 10.7; escribí versión 23.
25.-29.10.19 reescribí las construcciones seriales; → version 24
03.02.20 trasladé varias secciones sobre demonstrativos y escribí la versión 25
19.04.20 ya que TeamDrive había escondido la versión 25, la reconstituí como versión 26
16.06.20 Versión 27: Fusioné el cap. 11.3 en el cap. 11.4, o sea, traté el existencial como un posicional. Remodelé el subjuntivo.
02.07.20 Versión 28: Remodelé el perfectivo y su negación.</dc:description>
    <meta:document-statistic meta:table-count="0" meta:image-count="0" meta:object-count="0" meta:page-count="7" meta:paragraph-count="201" meta:word-count="671" meta:character-count="4557" meta:non-whitespace-character-count="3865"/>
  </office:meta>
</office:document-meta>
</file>